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0.954cm" table:align="left"/>
    </style:style>
    <style:style style:name="Tabela1.A" style:family="table-column">
      <style:table-column-properties style:column-width="1.737cm"/>
    </style:style>
    <style:style style:name="Tabela1.B" style:family="table-column">
      <style:table-column-properties style:column-width="2.789cm"/>
    </style:style>
    <style:style style:name="Tabela1.C" style:family="table-column">
      <style:table-column-properties style:column-width="6.428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3.854cm" table:align="left"/>
    </style:style>
    <style:style style:name="Tabela2.A" style:family="table-column">
      <style:table-column-properties style:column-width="1.483cm"/>
    </style:style>
    <style:style style:name="Tabela2.B" style:family="table-column">
      <style:table-column-properties style:column-width="2.371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0.859cm" table:align="left"/>
    </style:style>
    <style:style style:name="Tabela3.A" style:family="table-column">
      <style:table-column-properties style:column-width="1.737cm"/>
    </style:style>
    <style:style style:name="Tabela3.B" style:family="table-column">
      <style:table-column-properties style:column-width="3.283cm"/>
    </style:style>
    <style:style style:name="Tabela3.C" style:family="table-column">
      <style:table-column-properties style:column-width="5.838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7.451cm" table:align="left"/>
    </style:style>
    <style:style style:name="Tabela4.A" style:family="table-column">
      <style:table-column-properties style:column-width="1.483cm"/>
    </style:style>
    <style:style style:name="Tabela4.B" style:family="table-column">
      <style:table-column-properties style:column-width="2.291cm"/>
    </style:style>
    <style:style style:name="Tabela4.C" style:family="table-column">
      <style:table-column-properties style:column-width="3.676cm"/>
    </style:style>
    <style:style style:name="Tabela4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P26" style:family="paragraph" style:parent-style-name="Text_20_body" style:list-style-name="L25"/>
    <style:style style:name="P27" style:family="paragraph" style:parent-style-name="Text_20_body" style:list-style-name="L26"/>
    <style:style style:name="P28" style:family="paragraph" style:parent-style-name="Text_20_body" style:list-style-name="L27"/>
    <style:style style:name="P29" style:family="paragraph" style:parent-style-name="Text_20_body" style:list-style-name="L28"/>
    <style:style style:name="P30" style:family="paragraph" style:parent-style-name="Text_20_body" style:list-style-name="L29"/>
    <style:style style:name="P31" style:family="paragraph" style:parent-style-name="Text_20_body" style:list-style-name="L30"/>
    <style:style style:name="P32" style:family="paragraph" style:parent-style-name="Text_20_body" style:list-style-name="L31"/>
    <style:style style:name="P33" style:family="paragraph" style:parent-style-name="Text_20_body" style:list-style-name="L32"/>
    <style:style style:name="P34" style:family="paragraph" style:parent-style-name="Text_20_body" style:list-style-name="L33"/>
    <style:style style:name="P35" style:family="paragraph" style:parent-style-name="Text_20_body" style:list-style-name="L34"/>
    <style:style style:name="P36" style:family="paragraph" style:parent-style-name="Text_20_body" style:list-style-name="L35"/>
    <style:style style:name="P37" style:family="paragraph" style:parent-style-name="Text_20_body" style:list-style-name="L36"/>
    <style:style style:name="P38" style:family="paragraph" style:parent-style-name="Text_20_body" style:list-style-name="L37"/>
    <style:style style:name="P39" style:family="paragraph" style:parent-style-name="Text_20_body" style:list-style-name="L38"/>
    <style:style style:name="P40" style:family="paragraph" style:parent-style-name="Text_20_body" style:list-style-name="L39"/>
    <style:style style:name="P41" style:family="paragraph" style:parent-style-name="Text_20_body" style:list-style-name="L40"/>
    <style:style style:name="P42" style:family="paragraph" style:parent-style-name="Text_20_body" style:list-style-name="L41"/>
    <style:style style:name="P43" style:family="paragraph" style:parent-style-name="Text_20_body" style:list-style-name="L42"/>
    <style:style style:name="P44" style:family="paragraph" style:parent-style-name="Text_20_body" style:list-style-name="L43"/>
    <style:style style:name="P45" style:family="paragraph" style:parent-style-name="Text_20_body" style:list-style-name="L44"/>
    <style:style style:name="P46" style:family="paragraph" style:parent-style-name="Text_20_body" style:list-style-name="L45"/>
    <style:style style:name="P47" style:family="paragraph" style:parent-style-name="Text_20_body" style:list-style-name="L46"/>
    <style:style style:name="P48" style:family="paragraph" style:parent-style-name="Text_20_body" style:list-style-name="L47"/>
    <style:style style:name="P49" style:family="paragraph" style:parent-style-name="Text_20_body" style:list-style-name="L48"/>
    <style:style style:name="P50" style:family="paragraph" style:parent-style-name="Text_20_body" style:list-style-name="L49"/>
    <style:style style:name="P51" style:family="paragraph" style:parent-style-name="Text_20_body" style:list-style-name="L50"/>
    <style:style style:name="P52" style:family="paragraph" style:parent-style-name="Text_20_body" style:list-style-name="L51"/>
    <style:style style:name="P53" style:family="paragraph" style:parent-style-name="Text_20_body" style:list-style-name="L52"/>
    <style:style style:name="P54" style:family="paragraph" style:parent-style-name="Text_20_body" style:list-style-name="L53"/>
    <style:style style:name="P55" style:family="paragraph" style:parent-style-name="Text_20_body" style:list-style-name="L54"/>
    <style:style style:name="P56" style:family="paragraph" style:parent-style-name="Text_20_body" style:list-style-name="L55"/>
    <style:style style:name="P57" style:family="paragraph" style:parent-style-name="Text_20_body" style:list-style-name="L56"/>
    <style:style style:name="P58" style:family="paragraph" style:parent-style-name="Text_20_body" style:list-style-name="L57"/>
    <style:style style:name="P59" style:family="paragraph" style:parent-style-name="Text_20_body" style:list-style-name="L58"/>
    <style:style style:name="P60" style:family="paragraph" style:parent-style-name="Text_20_body" style:list-style-name="L59"/>
    <style:style style:name="P61" style:family="paragraph" style:parent-style-name="Text_20_body" style:list-style-name="L60"/>
    <style:style style:name="P62" style:family="paragraph" style:parent-style-name="Text_20_body" style:list-style-name="L61"/>
    <style:style style:name="P63" style:family="paragraph" style:parent-style-name="Text_20_body" style:list-style-name="L62"/>
    <style:style style:name="P64" style:family="paragraph" style:parent-style-name="Text_20_body" style:list-style-name="L63"/>
    <style:style style:name="P65" style:family="paragraph" style:parent-style-name="Text_20_body" style:list-style-name="L64"/>
    <style:style style:name="P66" style:family="paragraph" style:parent-style-name="Text_20_body" style:list-style-name="L65"/>
    <style:style style:name="P67" style:family="paragraph" style:parent-style-name="Text_20_body" style:list-style-name="L66"/>
    <style:style style:name="P68" style:family="paragraph" style:parent-style-name="Text_20_body" style:list-style-name="L67"/>
    <style:style style:name="P69" style:family="paragraph" style:parent-style-name="Text_20_body" style:list-style-name="L68"/>
    <style:style style:name="P70" style:family="paragraph" style:parent-style-name="Text_20_body" style:list-style-name="L69"/>
    <style:style style:name="P71" style:family="paragraph" style:parent-style-name="Text_20_body" style:list-style-name="L70"/>
    <style:style style:name="P72" style:family="paragraph" style:parent-style-name="Text_20_body" style:list-style-name="L71"/>
    <style:style style:name="P73" style:family="paragraph" style:parent-style-name="Text_20_body" style:list-style-name="L72"/>
    <style:style style:name="P74" style:family="paragraph" style:parent-style-name="Text_20_body" style:list-style-name="L73"/>
    <style:style style:name="P75" style:family="paragraph" style:parent-style-name="Text_20_body" style:list-style-name="L74"/>
    <style:style style:name="P76" style:family="paragraph" style:parent-style-name="Text_20_body" style:list-style-name="L75"/>
    <style:style style:name="P77" style:family="paragraph" style:parent-style-name="Text_20_body" style:list-style-name="L76"/>
    <style:style style:name="P78" style:family="paragraph" style:parent-style-name="Text_20_body" style:list-style-name="L77"/>
    <style:style style:name="P79" style:family="paragraph" style:parent-style-name="Text_20_body" style:list-style-name="L78"/>
    <style:style style:name="P80" style:family="paragraph" style:parent-style-name="Text_20_body" style:list-style-name="L79"/>
    <style:style style:name="P81" style:family="paragraph" style:parent-style-name="Text_20_body" style:list-style-name="L80"/>
    <style:style style:name="P82" style:family="paragraph" style:parent-style-name="Text_20_body" style:list-style-name="L81"/>
    <style:style style:name="P83" style:family="paragraph" style:parent-style-name="Text_20_body" style:list-style-name="L82"/>
    <style:style style:name="P84" style:family="paragraph" style:parent-style-name="Text_20_body" style:list-style-name="L83"/>
    <style:style style:name="P85" style:family="paragraph" style:parent-style-name="Text_20_body" style:list-style-name="L84"/>
    <style:style style:name="P86" style:family="paragraph" style:parent-style-name="Text_20_body" style:list-style-name="L85"/>
    <style:style style:name="P87" style:family="paragraph" style:parent-style-name="Text_20_body" style:list-style-name="L86"/>
    <style:style style:name="P88" style:family="paragraph" style:parent-style-name="Text_20_body" style:list-style-name="L87"/>
    <style:style style:name="P89" style:family="paragraph" style:parent-style-name="Text_20_body" style:list-style-name="L88"/>
    <style:style style:name="P90" style:family="paragraph" style:parent-style-name="Text_20_body" style:list-style-name="L89"/>
    <style:style style:name="P91" style:family="paragraph" style:parent-style-name="Text_20_body" style:list-style-name="L90"/>
    <style:style style:name="P92" style:family="paragraph" style:parent-style-name="Text_20_body" style:list-style-name="L91"/>
    <style:style style:name="P93" style:family="paragraph" style:parent-style-name="Text_20_body" style:list-style-name="L92"/>
    <style:style style:name="P94" style:family="paragraph" style:parent-style-name="Text_20_body" style:list-style-name="L93"/>
    <style:style style:name="P95" style:family="paragraph" style:parent-style-name="Text_20_body" style:list-style-name="L94"/>
    <style:style style:name="P96" style:family="paragraph" style:parent-style-name="Text_20_body" style:list-style-name="L95"/>
    <style:style style:name="P97" style:family="paragraph" style:parent-style-name="Text_20_body" style:list-style-name="L96"/>
    <style:style style:name="P98" style:family="paragraph" style:parent-style-name="Text_20_body" style:list-style-name="L97"/>
    <style:style style:name="P99" style:family="paragraph" style:parent-style-name="Text_20_body" style:list-style-name="L98"/>
    <style:style style:name="P100" style:family="paragraph" style:parent-style-name="Text_20_body" style:list-style-name="L99"/>
    <style:style style:name="P101" style:family="paragraph" style:parent-style-name="Text_20_body" style:list-style-name="L100"/>
    <style:style style:name="P102" style:family="paragraph" style:parent-style-name="Text_20_body" style:list-style-name="L101"/>
    <style:style style:name="P103" style:family="paragraph" style:parent-style-name="Text_20_body" style:list-style-name="L102"/>
    <style:style style:name="P104" style:family="paragraph" style:parent-style-name="Text_20_body" style:list-style-name="L103"/>
    <style:style style:name="P105" style:family="paragraph" style:parent-style-name="Text_20_body" style:list-style-name="L104"/>
    <style:style style:name="P106" style:family="paragraph" style:parent-style-name="Text_20_body" style:list-style-name="L105"/>
    <style:style style:name="P107" style:family="paragraph" style:parent-style-name="Text_20_body" style:list-style-name="L106"/>
    <style:style style:name="P108" style:family="paragraph" style:parent-style-name="Text_20_body" style:list-style-name="L107"/>
    <style:style style:name="P109" style:family="paragraph" style:parent-style-name="Text_20_body" style:list-style-name="L108"/>
    <style:style style:name="P110" style:family="paragraph" style:parent-style-name="Text_20_body" style:list-style-name="L109"/>
    <style:style style:name="P111" style:family="paragraph" style:parent-style-name="Text_20_body" style:list-style-name="L110"/>
    <style:style style:name="P112" style:family="paragraph" style:parent-style-name="Text_20_body" style:list-style-name="L111"/>
    <style:style style:name="P113" style:family="paragraph" style:parent-style-name="Text_20_body" style:list-style-name="L112"/>
    <style:style style:name="P114" style:family="paragraph" style:parent-style-name="Text_20_body" style:list-style-name="L113"/>
    <style:style style:name="P115" style:family="paragraph" style:parent-style-name="Text_20_body">
      <style:text-properties officeooo:rsid="00139c0a" officeooo:paragraph-rsid="00139c0a"/>
    </style:style>
    <style:style style:name="T1" style:family="text">
      <style:text-properties officeooo:rsid="000fc71f"/>
    </style:style>
    <style:style style:name="T2" style:family="text">
      <style:text-properties officeooo:rsid="001003e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 text:c="28"/><text:span text:style-name="T1">The void C </text:span></text:h>
      <text:h text:style-name="Heading_20_1" text:outline-level="1"><text:span text:style-name="Strong_20_Emphasis">Void C Core Referen</text:span><text:span text:style-name="Strong_20_Emphasis"><text:span text:style-name="T1">ce</text:span></text:span></text:h>
      <text:h text:style-name="Heading_20_2" text:outline-level="2"><text:span text:style-name="Strong_20_Emphasis">Summary</text:span></text:h>
      <text:list text:style-name="L1">
        <text:list-item>
          <text:p text:style-name="P2">Introduction to Void C</text:p>
        </text:list-item>
        <text:list-item>
          <text:p text:style-name="P2">Installation &amp; Setup</text:p>
        </text:list-item>
        <text:list-item>
          <text:p text:style-name="P2">Data Types &amp; Aliases</text:p>
        </text:list-item>
        <text:list-item>
          <text:p text:style-name="P2">Flow Control</text:p>
        </text:list-item>
        <text:list-item>
          <text:p text:style-name="P2">Input &amp; Output</text:p>
        </text:list-item>
        <text:list-item>
          <text:p text:style-name="P2">File &amp; System Operations</text:p>
        </text:list-item>
        <text:list-item>
          <text:p text:style-name="P2">Memory Management</text:p>
        </text:list-item>
        <text:list-item>
          <text:p text:style-name="P2">Logging &amp; Debugging</text:p>
        </text:list-item>
        <text:list-item>
          <text:p text:style-name="P2">Timing &amp; Delays</text:p>
        </text:list-item>
        <text:list-item>
          <text:p text:style-name="P2">Example Programs &amp; Patterns</text:p>
        </text:list-item>
      </text:list>
      <text:p text:style-name="Standard"/>
      <text:p text:style-name="Text_20_body"/>
      <text:p text:style-name="Horizontal_20_Line"/>
      <text:h text:style-name="Heading_20_1" text:outline-level="1"><text:span text:style-name="Strong_20_Emphasis">Void C: Part 1 – Introduction</text:span></text:h>
      <text:h text:style-name="Heading_20_2" text:outline-level="2">1.1 Overview</text:h>
      <text:p text:style-name="Text_20_body">Void C is a minimalist, C-like language designed for simplicity and direct access to system resources. Its core library is <text:span text:style-name="Source_20_Text">still.h</text:span>, which replaces the standard C library (stdio, malloc, etc.) with lightweight, specialized functions. The philosophy behind Void C is <text:span text:style-name="Emphasis">less boilerplate, more clarity</text:span>: the language encourages you to think about what the program does, not how to conform to a bloated standard library.</text:p>
      <text:p text:style-name="Text_20_body">Void C is ideal for:</text:p>
      <text:list text:style-name="L2">
        <text:list-item>
          <text:p text:style-name="P3">Educational purposes: understanding low-level system calls.</text:p>
        </text:list-item>
        <text:list-item>
          <text:p text:style-name="P3">Small utilities or scripts that need minimal dependencies.</text:p>
        </text:list-item>
        <text:list-item>
          <text:p text:style-name="P3">Rapid prototyping while staying close to the metal.</text:p>
        </text:list-item>
      </text:list>
      <text:p text:style-name="Text_20_body">The language uses <text:span text:style-name="Strong_20_Emphasis">aliasing</text:span> and <text:span text:style-name="Strong_20_Emphasis">custom flow control keywords</text:span> to reduce syntactic noise while maintaining full C compatibility.</text:p>
      <text:p text:style-name="Horizontal_20_Line"/>
      <text:h text:style-name="Heading_20_2" text:outline-level="2"><text:soft-page-break/>1.2 History &amp; Philosophy</text:h>
      <text:p text:style-name="Text_20_body">Void C was created as a reaction to overcomplicated standard C libraries. Instead of <text:span text:style-name="Source_20_Text">printf</text:span>, <text:span text:style-name="Source_20_Text">malloc</text:span>, or <text:span text:style-name="Source_20_Text">fopen</text:span>, Void C provides its own versions: <text:span text:style-name="Source_20_Text">output</text:span>, <text:span text:style-name="Source_20_Text">alloc</text:span>, and <text:span text:style-name="Source_20_Text">file</text:span>. This approach reduces errors, simplifies cross-platform concerns, and teaches you the mechanics behind common operations.</text:p>
      <text:p text:style-name="Text_20_body">Key design principles:</text:p>
      <text:list text:style-name="L3">
        <text:list-item>
          <text:p text:style-name="P4">Minimal syntax: fewer keywords, fewer abstractions.</text:p>
        </text:list-item>
        <text:list-item>
          <text:p text:style-name="P4">Safety through simplicity: restricted use of stdio and dynamic allocation.</text:p>
        </text:list-item>
        <text:list-item>
          <text:p text:style-name="P4">Explicit memory management: <text:span text:style-name="Source_20_Text">alloc</text:span> and <text:span text:style-name="Source_20_Text">garbage</text:span> replace <text:span text:style-name="Source_20_Text">malloc</text:span> and <text:span text:style-name="Source_20_Text">free</text:span>.</text:p>
        </text:list-item>
        <text:list-item>
          <text:p text:style-name="P4">Logging and debugging built-in: <text:span text:style-name="Source_20_Text">log</text:span>, <text:span text:style-name="Source_20_Text">warnings</text:span>, <text:span text:style-name="Source_20_Text">errors</text:span>.</text:p>
        </text:list-item>
      </text:list>
      <text:p text:style-name="Horizontal_20_Line"/>
      <text:h text:style-name="Heading_20_2" text:outline-level="2">1.3 Installing the Core</text:h>
      <text:p text:style-name="Text_20_body">To use Void C, place <text:span text:style-name="Source_20_Text">still.h</text:span> in your system include directory, e.g., <text:span text:style-name="Source_20_Text">/usr/include</text:span>:</text:p>
      <text:p text:style-name="P1"><text:span text:style-name="Source_20_Text">cp still.h /usr/include</text:span></text:p>
      <text:p text:style-name="Text_20_body">Then, include it in your project:</text:p>
      <text:p text:style-name="P1"><text:span text:style-name="Source_20_Text">#include &lt;still.h&gt;</text:span></text:p>
      <text:p text:style-name="Text_20_body">No additional libraries are strictly required, though you need a C compiler compatible with system calls (<text:span text:style-name="Source_20_Text">gcc</text:span> or <text:span text:style-name="Source_20_Text">clang</text:span>).</text:p>
      <text:p text:style-name="Horizontal_20_Line"/>
      <text:h text:style-name="Heading_20_2" text:outline-level="2">1.4 Type Aliases</text:h>
      <text:p text:style-name="Text_20_body">Void C defines several type aliases to simplify declarations:</text:p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Table_20_Heading">Alias</text:p>
            </table:table-cell>
            <table:table-cell table:style-name="Tabela1.A1" office:value-type="string">
              <text:p text:style-name="Table_20_Heading">Actual C Type</text:p>
            </table:table-cell>
            <table:table-cell table:style-name="Tabela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ource_20_Text">none</text:span></text:p>
          </table:table-cell>
          <table:table-cell table:style-name="Tabela1.A1" office:value-type="string">
            <text:p text:style-name="Table_20_Contents"><text:span text:style-name="Source_20_Text">void</text:span></text:p>
          </table:table-cell>
          <table:table-cell table:style-name="Tabela1.A1" office:value-type="string">
            <text:p text:style-name="Table_20_Contents">No return value</text:p>
          </table:table-cell>
        </table:table-row>
        <table:table-row>
          <table:table-cell table:style-name="Tabela1.A1" office:value-type="string">
            <text:p text:style-name="Table_20_Contents"><text:span text:style-name="Source_20_Text">str</text:span></text:p>
          </table:table-cell>
          <table:table-cell table:style-name="Tabela1.A1" office:value-type="string">
            <text:p text:style-name="Table_20_Contents"><text:span text:style-name="Source_20_Text">char</text:span></text:p>
          </table:table-cell>
          <table:table-cell table:style-name="Tabela1.A1" office:value-type="string">
            <text:p text:style-name="Table_20_Contents">Character type / string arrays</text:p>
          </table:table-cell>
        </table:table-row>
        <table:table-row>
          <table:table-cell table:style-name="Tabela1.A1" office:value-type="string">
            <text:p text:style-name="Table_20_Contents"><text:span text:style-name="Source_20_Text">num</text:span></text:p>
          </table:table-cell>
          <table:table-cell table:style-name="Tabela1.A1" office:value-type="string">
            <text:p text:style-name="Table_20_Contents"><text:span text:style-name="Source_20_Text">int</text:span></text:p>
          </table:table-cell>
          <table:table-cell table:style-name="Tabela1.A1" office:value-type="string">
            <text:p text:style-name="Table_20_Contents">Integer numbers</text:p>
          </table:table-cell>
        </table:table-row>
        <table:table-row>
          <table:table-cell table:style-name="Tabela1.A1" office:value-type="string">
            <text:p text:style-name="Table_20_Contents"><text:span text:style-name="Source_20_Text">Mfloat</text:span></text:p>
          </table:table-cell>
          <table:table-cell table:style-name="Tabela1.A1" office:value-type="string">
            <text:p text:style-name="Table_20_Contents"><text:span text:style-name="Source_20_Text">double</text:span></text:p>
          </table:table-cell>
          <table:table-cell table:style-name="Tabela1.A1" office:value-type="string">
            <text:p text:style-name="Table_20_Contents">Floating point with double precision</text:p>
          </table:table-cell>
        </table:table-row>
        <table:table-row>
          <table:table-cell table:style-name="Tabela1.A1" office:value-type="string">
            <text:p text:style-name="Table_20_Contents"><text:span text:style-name="Source_20_Text">float</text:span></text:p>
          </table:table-cell>
          <table:table-cell table:style-name="Tabela1.A1" office:value-type="string">
            <text:p text:style-name="Table_20_Contents"><text:span text:style-name="Source_20_Text">float</text:span></text:p>
          </table:table-cell>
          <table:table-cell table:style-name="Tabela1.A1" office:value-type="string">
            <text:p text:style-name="Table_20_Contents">Single precision floating point</text:p>
          </table:table-cell>
        </table:table-row>
      </table:table>
      <text:p text:style-name="Text_20_body">Usage example:</text:p>
      <text:p text:style-name="Preformatted_20_Text"><text:span text:style-name="Source_20_Text">num x = 42;</text:span></text:p>
      <text:p text:style-name="Preformatted_20_Text"><text:span text:style-name="Source_20_Text">Mfloat y = 3.1415;</text:span></text:p>
      <text:p text:style-name="Preformatted_20_Text"><text:span text:style-name="Source_20_Text">str c = 'A';</text:span></text:p>
      <text:p text:style-name="P1"><text:span text:style-name="Source_20_Text">none foo() { ret; }</text:span></text:p>
      <text:p text:style-name="Quotations">The <text:span text:style-name="Source_20_Text">ret</text:span> keyword is an alias for <text:span text:style-name="Source_20_Text">return</text:span>, used consistently across the language.</text:p>
      <text:p text:style-name="Horizontal_20_Line"/>
      <text:h text:style-name="Heading_20_2" text:outline-level="2"><text:soft-page-break/>1.5 Flow Control Keywords</text:h>
      <text:p text:style-name="Text_20_body">Void C simplifies standard C keywords:</text:p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Void C</text:p>
            </table:table-cell>
            <table:table-cell table:style-name="Tabela2.A1" office:value-type="string">
              <text:p text:style-name="Table_20_Heading">Standard C</text:p>
            </table:table-cell>
          </table:table-row>
        </table:table-header-rows>
        <table:table-row>
          <table:table-cell table:style-name="Tabela2.A1" office:value-type="string">
            <text:p text:style-name="Table_20_Contents"><text:span text:style-name="Source_20_Text">ret</text:span></text:p>
          </table:table-cell>
          <table:table-cell table:style-name="Tabela2.A1" office:value-type="string">
            <text:p text:style-name="Table_20_Contents"><text:span text:style-name="Source_20_Text">return</text:span></text:p>
          </table:table-cell>
        </table:table-row>
        <table:table-row>
          <table:table-cell table:style-name="Tabela2.A1" office:value-type="string">
            <text:p text:style-name="Table_20_Contents"><text:span text:style-name="Source_20_Text">pause</text:span></text:p>
          </table:table-cell>
          <table:table-cell table:style-name="Tabela2.A1" office:value-type="string">
            <text:p text:style-name="Table_20_Contents"><text:span text:style-name="Source_20_Text">break</text:span></text:p>
          </table:table-cell>
        </table:table-row>
        <table:table-row>
          <table:table-cell table:style-name="Tabela2.A1" office:value-type="string">
            <text:p text:style-name="Table_20_Contents"><text:span text:style-name="Source_20_Text">loop</text:span></text:p>
          </table:table-cell>
          <table:table-cell table:style-name="Tabela2.A1" office:value-type="string">
            <text:p text:style-name="Table_20_Contents"><text:span text:style-name="Source_20_Text">while</text:span></text:p>
          </table:table-cell>
        </table:table-row>
        <table:table-row>
          <table:table-cell table:style-name="Tabela2.A1" office:value-type="string">
            <text:p text:style-name="Table_20_Contents"><text:span text:style-name="Source_20_Text">run</text:span></text:p>
          </table:table-cell>
          <table:table-cell table:style-name="Tabela2.A1" office:value-type="string">
            <text:p text:style-name="Table_20_Contents"><text:span text:style-name="Source_20_Text">main</text:span></text:p>
          </table:table-cell>
        </table:table-row>
      </table:table>
      <text:p text:style-name="Text_20_body">Example:</text:p>
      <text:p text:style-name="Preformatted_20_Text"><text:span text:style-name="Source_20_Text"><text:span text:style-name="T1">num </text:span></text:span><text:span text:style-name="Source_20_Text">run() {</text:span></text:p>
      <text:p text:style-name="Preformatted_20_Text"><text:span text:style-name="Source_20_Text"><text:s text:c="4"/>num i = 0;</text:span></text:p>
      <text:p text:style-name="Preformatted_20_Text"><text:span text:style-name="Source_20_Text"><text:s text:c="4"/>loop (i &lt; 10) {</text:span></text:p>
      <text:p text:style-name="Preformatted_20_Text"><text:span text:style-name="Source_20_Text"><text:s text:c="8"/>output("Counting...\n");</text:span></text:p>
      <text:p text:style-name="Preformatted_20_Text"><text:span text:style-name="Source_20_Text"><text:s text:c="8"/>i = i + 1;</text:span></text:p>
      <text:p text:style-name="Preformatted_20_Text"><text:span text:style-name="Source_20_Text"><text:s text:c="8"/>if (i == 5) pause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t 0;</text:span></text:p>
      <text:p text:style-name="P1"><text:span text:style-name="Source_20_Text">}</text:span></text:p>
      <text:p text:style-name="Quotations"><text:span text:style-name="Source_20_Text">loop</text:span> replaces <text:span text:style-name="Source_20_Text">while</text:span>, making it more natural to read. <text:span text:style-name="Source_20_Text">pause</text:span> replaces <text:span text:style-name="Source_20_Text">break</text:span> to reflect its intent more semantically.</text:p>
      <text:p text:style-name="Horizontal_20_Line"/>
      <text:h text:style-name="Heading_20_2" text:outline-level="2">1.6 Basic Output</text:h>
      <text:p text:style-name="Text_20_body">Void C avoids <text:span text:style-name="Source_20_Text">printf</text:span> in favor of simpler functions:</text:p>
      <text:p text:style-name="Preformatted_20_Text"><text:span text:style-name="Source_20_Text">output("Hello, Void C!\n");</text:span></text:p>
      <text:p text:style-name="Preformatted_20_Text"><text:span text:style-name="Source_20_Text">outputf("Pi = ", 3.141);</text:span></text:p>
      <text:p text:style-name="Preformatted_20_Text"><text:span text:style-name="Source_20_Text">outputhx("Hex = ", 255);</text:span></text:p>
      <text:p text:style-name="Preformatted_20_Text"><text:span text:style-name="Source_20_Text">outputp("Pointer = ", ptr);</text:span></text:p>
      <text:p text:style-name="Preformatted_20_Text"><text:span text:style-name="Source_20_Text">outputb("Flag = ", 1);</text:span></text:p>
      <text:p text:style-name="Preformatted_20_Text"><text:span text:style-name="Source_20_Text">outputc("Letter = ", 'A');</text:span></text:p>
      <text:p text:style-name="P1"><text:span text:style-name="Source_20_Text">outputln();</text:span></text:p>
      <text:list text:style-name="L4">
        <text:list-item>
          <text:p text:style-name="P5"><text:span text:style-name="Source_20_Text">output</text:span> prints strings.</text:p>
        </text:list-item>
        <text:list-item>
          <text:p text:style-name="P5"><text:span text:style-name="Source_20_Text">outputf</text:span> prints floats with 3 decimals.</text:p>
        </text:list-item>
        <text:list-item>
          <text:p text:style-name="P5"><text:span text:style-name="Source_20_Text">outputhx</text:span> prints numbers as hexadecimal.</text:p>
        </text:list-item>
        <text:list-item>
          <text:p text:style-name="P5"><text:span text:style-name="Source_20_Text">outputp</text:span> prints pointers.</text:p>
        </text:list-item>
        <text:list-item>
          <text:p text:style-name="P5"><text:span text:style-name="Source_20_Text">outputb</text:span> prints booleans (<text:span text:style-name="Source_20_Text">true</text:span>/<text:span text:style-name="Source_20_Text">false</text:span>).</text:p>
        </text:list-item>
        <text:list-item>
          <text:p text:style-name="P5"><text:span text:style-name="Source_20_Text">outputc</text:span> prints a single character.</text:p>
        </text:list-item>
        <text:list-item>
          <text:p text:style-name="P5"><text:span text:style-name="Source_20_Text">outputln</text:span> prints a newline.</text:p>
        </text:list-item>
      </text:list>
      <text:p text:style-name="Text_20_body">This eliminates formatting errors and improves clarity.</text:p>
      <text:p text:style-name="Horizontal_20_Line"/>
      <text:h text:style-name="Heading_20_2" text:outline-level="2"><text:soft-page-break/>1.7 Input</text:h>
      <text:p text:style-name="Text_20_body">Input is handled with a single function:</text:p>
      <text:p text:style-name="Preformatted_20_Text"><text:span text:style-name="Source_20_Text">char buffer[64];</text:span></text:p>
      <text:p text:style-name="P1"><text:span text:style-name="Source_20_Text">input("Enter your name: ", buffer, sizeof(buffer));</text:span></text:p>
      <text:list text:style-name="L5">
        <text:list-item>
          <text:p text:style-name="P6">Takes a prompt string.</text:p>
        </text:list-item>
        <text:list-item>
          <text:p text:style-name="P6">Reads user input into a buffer.</text:p>
        </text:list-item>
        <text:list-item>
          <text:p text:style-name="P6">Ensures null-termination.</text:p>
        </text:list-item>
      </text:list>
      <text:p text:style-name="Horizontal_20_Line"/>
      <text:h text:style-name="Heading_20_2" text:outline-level="2">1.8 File Operations</text:h>
      <text:p text:style-name="Text_20_body">Void C provides minimal file operations:</text:p>
      <text:p text:style-name="Preformatted_20_Text"><text:span text:style-name="Source_20_Text">file("hello.txt", "Hello, world!");</text:span></text:p>
      <text:p text:style-name="P1"><text:span text:style-name="Source_20_Text">del("hello.txt");</text:span></text:p>
      <text:list text:style-name="L6">
        <text:list-item>
          <text:p text:style-name="P7"><text:span text:style-name="Source_20_Text">file</text:span> creates or overwrites a file with content.</text:p>
        </text:list-item>
        <text:list-item>
          <text:p text:style-name="P7"><text:span text:style-name="Source_20_Text">del</text:span> deletes a file by name.</text:p>
        </text:list-item>
        <text:list-item>
          <text:p text:style-name="P7">Avoids <text:span text:style-name="Source_20_Text">fopen</text:span>/<text:span text:style-name="Source_20_Text">fclose</text:span> complexity while remaining portable.</text:p>
        </text:list-item>
      </text:list>
      <text:p text:style-name="Horizontal_20_Line"/>
      <text:h text:style-name="Heading_20_2" text:outline-level="2">1.9 System Commands</text:h>
      <text:p text:style-name="Text_20_body">You can run shell commands:</text:p>
      <text:p text:style-name="P1"><text:span text:style-name="Source_20_Text">int status = bash("ls -la");</text:span></text:p>
      <text:list text:style-name="L7">
        <text:list-item>
          <text:p text:style-name="P8">Returns the exit status of the command.</text:p>
        </text:list-item>
        <text:list-item>
          <text:p text:style-name="P8">Forks a process and executes <text:span text:style-name="Source_20_Text">/bin/sh -c</text:span>.</text:p>
        </text:list-item>
        <text:list-item>
          <text:p text:style-name="P8">Useful for scripting and automation.</text:p>
        </text:list-item>
      </text:list>
      <text:p text:style-name="Horizontal_20_Line"/>
      <text:h text:style-name="Heading_20_2" text:outline-level="2">1.10 Memory Management</text:h>
      <text:p text:style-name="Text_20_body">Manual allocation replaces <text:span text:style-name="Source_20_Text">malloc</text:span>:</text:p>
      <text:p text:style-name="Preformatted_20_Text"><text:span text:style-name="Source_20_Text">void *p = alloc(1024); <text:s/>// allocate 1 KB</text:span></text:p>
      <text:p text:style-name="P1"><text:span text:style-name="Source_20_Text">garbage(p, 1024); <text:s text:c="6"/>// free memory</text:span></text:p>
      <text:list text:style-name="L8">
        <text:list-item>
          <text:p text:style-name="P9"><text:span text:style-name="Source_20_Text">alloc</text:span> uses <text:span text:style-name="Source_20_Text">mmap</text:span> under the hood.</text:p>
        </text:list-item>
        <text:list-item>
          <text:p text:style-name="P9"><text:span text:style-name="Source_20_Text">garbage</text:span> uses <text:span text:style-name="Source_20_Text">munmap</text:span>.</text:p>
        </text:list-item>
        <text:list-item>
          <text:p text:style-name="P9">Explicitly passing size ensures safe deallocation.</text:p>
        </text:list-item>
      </text:list>
      <text:p text:style-name="Horizontal_20_Line"/>
      <text:h text:style-name="Heading_20_2" text:outline-level="2"><text:soft-page-break/>1.11 Logging &amp; Debugging</text:h>
      <text:p text:style-name="Preformatted_20_Text"><text:span text:style-name="Source_20_Text">log("Starting program...");</text:span></text:p>
      <text:p text:style-name="Preformatted_20_Text"><text:span text:style-name="Source_20_Text">warnings("Low memory");</text:span></text:p>
      <text:p text:style-name="P1"><text:span text:style-name="Source_20_Text">errors("Cannot open file");</text:span></text:p>
      <text:list text:style-name="L9">
        <text:list-item>
          <text:p text:style-name="P10">Built-in log levels make debugging easy.</text:p>
        </text:list-item>
        <text:list-item>
          <text:p text:style-name="P10">Standardized format <text:span text:style-name="Source_20_Text">[LOG]</text:span>, <text:span text:style-name="Source_20_Text">[WARN]</text:span>, <text:span text:style-name="Source_20_Text">[ERROR]</text:span>.</text:p>
        </text:list-item>
      </text:list>
      <text:p text:style-name="Horizontal_20_Line"/>
      <text:h text:style-name="Heading_20_2" text:outline-level="2">1.12 Timing</text:h>
      <text:p text:style-name="Preformatted_20_Text"><text:span text:style-name="Source_20_Text">unsigned long t = millis(); <text:s/>// milliseconds since start</text:span></text:p>
      <text:p text:style-name="P1"><text:span text:style-name="Source_20_Text">sleeping(1000); <text:s text:c="13"/>// sleep 1 second</text:span></text:p>
      <text:list text:style-name="L10">
        <text:list-item>
          <text:p text:style-name="P11"><text:span text:style-name="Source_20_Text">millis</text:span> provides monotonic timing.</text:p>
        </text:list-item>
        <text:list-item>
          <text:p text:style-name="P11"><text:span text:style-name="Source_20_Text">sleeping</text:span> pauses execution with millisecond precision.</text:p>
        </text:list-item>
      </text:list>
      <text:p text:style-name="Horizontal_20_Line"/>
      <text:h text:style-name="Heading_20_2" text:outline-level="2">1.13 Summary</text:h>
      <text:list text:style-name="L11">
        <text:list-item>
          <text:p text:style-name="P12">Void C is a <text:span text:style-name="Strong_20_Emphasis">minimalist C-like language</text:span>.</text:p>
        </text:list-item>
        <text:list-item>
          <text:p text:style-name="P12"><text:span text:style-name="Source_20_Text">still.h</text:span> provides <text:span text:style-name="Strong_20_Emphasis">all core functionality</text:span>: I/O, memory, files, logging, timing.</text:p>
        </text:list-item>
        <text:list-item>
          <text:p text:style-name="P12">Type aliases and flow control keywords simplify syntax.</text:p>
        </text:list-item>
        <text:list-item>
          <text:p text:style-name="P12">Avoids <text:span text:style-name="Source_20_Text">stdio</text:span>, <text:span text:style-name="Source_20_Text">malloc</text:span>, and other standard libraries for clarity and control.</text:p>
        </text:list-item>
      </text:list>
      <text:p text:style-name="Horizontal_20_Line"/>
      <text:p text:style-name="Text_20_body">Perfeito. Vamos para <text:span text:style-name="Strong_20_Emphasis">Parte 2: Installation &amp; Setup</text:span>, mantendo o estilo de “livro técnico”, cheio de exemplos, dicas e notas, com ~100 linhas de conteúdo detalhado.</text:p>
      <text:p text:style-name="Horizontal_20_Line"/>
      <text:h text:style-name="Heading_20_1" text:outline-level="1"><text:span text:style-name="Strong_20_Emphasis">Void C: Part 2 – Installation &amp; Setup</text:span></text:h>
      <text:h text:style-name="Heading_20_2" text:outline-level="2">2.1 Preparing Your Environment</text:h>
      <text:p text:style-name="Text_20_body">Before using Void C, you need a working C compiler. Recommended options:</text:p>
      <text:list text:style-name="L12">
        <text:list-item>
          <text:p text:style-name="P13"><text:span text:style-name="Strong_20_Emphasis">GCC</text:span> (GNU Compiler Collection)</text:p>
        </text:list-item>
        <text:list-item>
          <text:p text:style-name="P13"><text:span text:style-name="Strong_20_Emphasis">Clang</text:span> (LLVM)</text:p>
        </text:list-item>
      </text:list>
      <text:p text:style-name="Text_20_body">Verify installation:</text:p>
      <text:p text:style-name="Preformatted_20_Text"><text:span text:style-name="Source_20_Text">gcc --version</text:span></text:p>
      <text:p text:style-name="P1"><text:span text:style-name="Source_20_Text">clang --version</text:span></text:p>
      <text:p text:style-name="Text_20_body">Void C works on <text:span text:style-name="Strong_20_Emphasis">Unix-like systems</text:span> (Linux, macOS). Windows users can use <text:span text:style-name="Strong_20_Emphasis">WSL</text:span> or <text:span text:style-name="Strong_20_Emphasis">Cygwin</text:span>.</text:p>
      <text:p text:style-name="Horizontal_20_Line"><text:soft-page-break/></text:p>
      <text:h text:style-name="Heading_20_2" text:outline-level="2">2.2 Core Library Placement</text:h>
      <text:p text:style-name="Text_20_body">The core of Void C is <text:span text:style-name="Source_20_Text">still.h</text:span>. Place it in your compiler's include path for easy access:</text:p>
      <text:p text:style-name="P1"><text:span text:style-name="Source_20_Text">sudo cp still.h /usr/include</text:span></text:p>
      <text:p text:style-name="Text_20_body">Alternative: keep it in your project folder and include via relative path:</text:p>
      <text:p text:style-name="P1"><text:span text:style-name="Source_20_Text">#include "still.h"</text:span></text:p>
      <text:p text:style-name="Text_20_body"><text:span text:style-name="Strong_20_Emphasis">Tip:</text:span> Using <text:span text:style-name="Source_20_Text">/usr/include</text:span> ensures that any program compiled with <text:span text:style-name="Source_20_Text">-I/usr/include</text:span> finds it automatically.</text:p>
      <text:p text:style-name="Horizontal_20_Line"/>
      <text:h text:style-name="Heading_20_2" text:outline-level="2">2.3 Compiler Flags</text:h>
      <text:p text:style-name="Text_20_body">Void C relies on system calls and standard C headers like <text:span text:style-name="Source_20_Text">&lt;unistd.h&gt;</text:span> for its core functionality. Recommended flags for GCC:</text:p>
      <text:p text:style-name="P1"><text:span text:style-name="Source_20_Text">gcc -Wall -Wextra -std=c11 -O2 myprogram.c -o myprogram</text:span></text:p>
      <text:p text:style-name="Text_20_body">Explanation:</text:p>
      <text:list text:style-name="L13">
        <text:list-item>
          <text:p text:style-name="P14"><text:span text:style-name="Source_20_Text">-Wall -Wextra</text:span> → show warnings to catch mistakes.</text:p>
        </text:list-item>
        <text:list-item>
          <text:p text:style-name="P14"><text:span text:style-name="Source_20_Text">-std=c11</text:span> → ensures modern C standards.</text:p>
        </text:list-item>
        <text:list-item>
          <text:p text:style-name="P14"><text:span text:style-name="Source_20_Text">-O2</text:span> → optimizes performance without aggressive inlining.</text:p>
        </text:list-item>
      </text:list>
      <text:p text:style-name="Text_20_body">Avoid linking <text:span text:style-name="Source_20_Text">-lm</text:span> unless using extra math libraries, as Void C’s <text:span text:style-name="Source_20_Text">Mfloat</text:span> already works with standard double arithmetic.</text:p>
      <text:p text:style-name="Horizontal_20_Line"/>
      <text:h text:style-name="Heading_20_2" text:outline-level="2">2.4 File Structure</text:h>
      <text:p text:style-name="Text_20_body">A typical Void C project:</text:p>
      <text:p text:style-name="Preformatted_20_Text"><text:span text:style-name="Source_20_Text">project/</text:span></text:p>
      <text:p text:style-name="Preformatted_20_Text"><text:span text:style-name="Source_20_Text">│</text:span></text:p>
      <text:p text:style-name="Preformatted_20_Text"><text:span text:style-name="Source_20_Text">├── main.c <text:s text:c="7"/>// your program</text:span></text:p>
      <text:p text:style-name="Preformatted_20_Text"><text:span text:style-name="Source_20_Text">├── still.h <text:s text:c="6"/>// core library</text:span></text:p>
      <text:p text:style-name="P1"><text:span text:style-name="Source_20_Text">└── README.md <text:s text:c="4"/>// optional documentation</text:span></text:p>
      <text:p text:style-name="Text_20_body">Including <text:span text:style-name="Source_20_Text">still.h</text:span>:</text:p>
      <text:p text:style-name="Preformatted_20_Text"><text:span text:style-name="Source_20_Text">#include "still.h"</text:span></text:p>
      <text:p text:style-name="Preformatted_20_Text"/>
      <text:p text:style-name="Preformatted_20_Text"><text:span text:style-name="Source_20_Text">run() {</text:span></text:p>
      <text:p text:style-name="Preformatted_20_Text"><text:span text:style-name="Source_20_Text"><text:s text:c="4"/>output("Hello, Void C setup!\n");</text:span></text:p>
      <text:p text:style-name="Preformatted_20_Text"><text:span text:style-name="Source_20_Text"><text:s text:c="4"/>ret 0;</text:span></text:p>
      <text:p text:style-name="P1"><text:span text:style-name="Source_20_Text">}</text:span></text:p>
      <text:p text:style-name="Text_20_body">Compile:</text:p>
      <text:p text:style-name="Preformatted_20_Text"><text:soft-page-break/><text:span text:style-name="Source_20_Text">gcc main.c -o main</text:span></text:p>
      <text:p text:style-name="P1"><text:span text:style-name="Source_20_Text">./main</text:span></text:p>
      <text:p text:style-name="Horizontal_20_Line"/>
      <text:h text:style-name="Heading_20_2" text:outline-level="2">2.5 Dependencies</text:h>
      <text:p text:style-name="Text_20_body"><text:span text:style-name="Source_20_Text">still.h</text:span> is mostly self-contained, but relies on system headers:</text:p>
      <text:list text:style-name="L14">
        <text:list-item>
          <text:p text:style-name="P15"><text:span text:style-name="Source_20_Text">&lt;unistd.h&gt;</text:span> → low-level I/O</text:p>
        </text:list-item>
        <text:list-item>
          <text:p text:style-name="P15"><text:span text:style-name="Source_20_Text">&lt;fcntl.h&gt;</text:span> → file operations</text:p>
        </text:list-item>
        <text:list-item>
          <text:p text:style-name="P15"><text:span text:style-name="Source_20_Text">&lt;sys/stat.h&gt;</text:span> → file permissions</text:p>
        </text:list-item>
        <text:list-item>
          <text:p text:style-name="P15"><text:span text:style-name="Source_20_Text">&lt;sys/wait.h&gt;</text:span> → process control</text:p>
        </text:list-item>
        <text:list-item>
          <text:p text:style-name="P15"><text:span text:style-name="Source_20_Text">&lt;sys/mman.h&gt;</text:span> → memory mapping</text:p>
        </text:list-item>
        <text:list-item>
          <text:p text:style-name="P15"><text:span text:style-name="Source_20_Text">&lt;stddef.h&gt;</text:span> → standard types</text:p>
        </text:list-item>
        <text:list-item>
          <text:p text:style-name="P15"><text:span text:style-name="Source_20_Text">&lt;time.h&gt;</text:span> → timing functions</text:p>
        </text:list-item>
      </text:list>
      <text:p text:style-name="Text_20_body">Ensure these headers exist on your system. On Linux, they are standard.</text:p>
      <text:p text:style-name="Horizontal_20_Line"/>
      <text:h text:style-name="Heading_20_2" text:outline-level="2">2.6 Optional Tools</text:h>
      <text:p text:style-name="Text_20_body">To simplify development:</text:p>
      <text:list text:style-name="L15">
        <text:list-item>
          <text:p text:style-name="P16"><text:span text:style-name="Strong_20_Emphasis">Makefile</text:span> → automate compilation:</text:p>
        </text:list-item>
      </text:list>
      <text:p text:style-name="Preformatted_20_Text"><text:span text:style-name="Source_20_Text">CC = gcc</text:span></text:p>
      <text:p text:style-name="Preformatted_20_Text"><text:span text:style-name="Source_20_Text">CFLAGS = -Wall -std=c11</text:span></text:p>
      <text:p text:style-name="Preformatted_20_Text"><text:span text:style-name="Source_20_Text">TARGET = myprogram</text:span></text:p>
      <text:p text:style-name="Preformatted_20_Text"/>
      <text:p text:style-name="Preformatted_20_Text"><text:span text:style-name="Source_20_Text">all: $(TARGET)</text:span></text:p>
      <text:p text:style-name="Preformatted_20_Text"/>
      <text:p text:style-name="Preformatted_20_Text"><text:span text:style-name="Source_20_Text">$(TARGET): main.c still.h</text:span></text:p>
      <text:p text:style-name="Preformatted_20_Text"><text:span text:style-name="Source_20_Text"><text:s text:c="4"/>$(CC) $(CFLAGS) main.c -o $(TARGET)</text:span></text:p>
      <text:p text:style-name="Preformatted_20_Text"/>
      <text:p text:style-name="Preformatted_20_Text"><text:span text:style-name="Source_20_Text">clean:</text:span></text:p>
      <text:p text:style-name="P1"><text:span text:style-name="Source_20_Text"><text:s text:c="4"/>rm -f $(TARGET)</text:span></text:p>
      <text:list text:style-name="L16">
        <text:list-item>
          <text:p text:style-name="P17"><text:span text:style-name="Strong_20_Emphasis">Editor Setup</text:span> → any code editor supporting C syntax works. Suggested:</text:p>
          <text:list>
            <text:list-item>
              <text:p text:style-name="P17">VS Code with C/C++ extension</text:p>
            </text:list-item>
            <text:list-item>
              <text:p text:style-name="P17">Vim/Neovim with syntax highlighting</text:p>
            </text:list-item>
          </text:list>
        </text:list-item>
      </text:list>
      <text:p text:style-name="Horizontal_20_Line"/>
      <text:h text:style-name="Heading_20_2" text:outline-level="2">2.7 Sample Compilation Commands</text:h>
      <text:list text:style-name="L17">
        <text:list-item>
          <text:p text:style-name="P18">Minimal compile:</text:p>
        </text:list-item>
      </text:list>
      <text:p text:style-name="P1"><text:span text:style-name="Source_20_Text">gcc main.c -o main</text:span></text:p>
      <text:list text:style-name="L18">
        <text:list-item>
          <text:p text:style-name="P19"><text:soft-page-break/>With include path:</text:p>
        </text:list-item>
      </text:list>
      <text:p text:style-name="P1"><text:span text:style-name="Source_20_Text">gcc -I/usr/include main.c -o main</text:span></text:p>
      <text:list text:style-name="L19">
        <text:list-item>
          <text:p text:style-name="P20">With optimization and warnings:</text:p>
        </text:list-item>
      </text:list>
      <text:p text:style-name="P1"><text:span text:style-name="Source_20_Text">gcc -Wall -O2 -I/usr/include main.c -o main</text:span></text:p>
      <text:p text:style-name="Horizontal_20_Line"/>
      <text:h text:style-name="Heading_20_2" text:outline-level="2">2.8 Testing Your Setup</text:h>
      <text:p text:style-name="Text_20_body">Create <text:span text:style-name="Source_20_Text">test.c</text:span>:</text:p>
      <text:p text:style-name="Preformatted_20_Text"><text:span text:style-name="Source_20_Text">#include &lt;still.h&gt;</text:span></text:p>
      <text:p text:style-name="Preformatted_20_Text"/>
      <text:p text:style-name="Preformatted_20_Text"><text:span text:style-name="Source_20_Text"><text:span text:style-name="T1">num </text:span></text:span><text:span text:style-name="Source_20_Text">run() { </text:span></text:p>
      <text:p text:style-name="Preformatted_20_Text"><text:span text:style-name="Source_20_Text"><text:s text:c="4"/>output("Void C is ready!\n");</text:span></text:p>
      <text:p text:style-name="Preformatted_20_Text"><text:span text:style-name="Source_20_Text"><text:s text:c="4"/>num a = 5;</text:span></text:p>
      <text:p text:style-name="Preformatted_20_Text"><text:span text:style-name="Source_20_Text"><text:s text:c="4"/>num b = 10;</text:span></text:p>
      <text:p text:style-name="Preformatted_20_Text"><text:span text:style-name="Source_20_Text"><text:s text:c="4"/>outputf("Sum = ", (Mfloat)(a + b));</text:span></text:p>
      <text:p text:style-name="Preformatted_20_Text"><text:span text:style-name="Source_20_Text"><text:s text:c="4"/>ret 0;</text:span></text:p>
      <text:p text:style-name="P1"><text:span text:style-name="Source_20_Text">}</text:span></text:p>
      <text:p text:style-name="Text_20_body">Compile and run:</text:p>
      <text:p text:style-name="Preformatted_20_Text"><text:span text:style-name="Source_20_Text">gcc test.c -o test</text:span></text:p>
      <text:p text:style-name="P1"><text:span text:style-name="Source_20_Text">./test</text:span></text:p>
      <text:p text:style-name="Text_20_body">Expected output:</text:p>
      <text:p text:style-name="Preformatted_20_Text"><text:span text:style-name="Source_20_Text">Void C is ready!</text:span></text:p>
      <text:p text:style-name="P1"><text:span text:style-name="Source_20_Text">Sum = 15.000</text:span></text:p>
      <text:p text:style-name="Horizontal_20_Line"/>
      <text:h text:style-name="Heading_20_2" text:outline-level="2">2.9 Troubleshooting</text:h>
      <text:p text:style-name="Text_20_body"><text:span text:style-name="Strong_20_Emphasis">Common Issues:</text:span></text:p>
      <text:list text:style-name="L20">
        <text:list-item>
          <text:p text:style-name="P21"><text:span text:style-name="Strong_20_Emphasis"><text:span text:style-name="Source_20_Text">#include &lt;still.h&gt;</text:span></text:span><text:span text:style-name="Strong_20_Emphasis"> not found</text:span></text:p>
          <text:list>
            <text:list-item>
              <text:p text:style-name="P21">Solution: verify path, or use relative include <text:span text:style-name="Source_20_Text">"still.h"</text:span>.</text:p>
            </text:list-item>
          </text:list>
        </text:list-item>
        <text:list-item>
          <text:p text:style-name="P21"><text:span text:style-name="Strong_20_Emphasis"><text:span text:style-name="Source_20_Text">_STDIO_H</text:span></text:span><text:span text:style-name="Strong_20_Emphasis"> error</text:span></text:p>
          <text:list>
            <text:list-item>
              <text:p text:style-name="P21">Solution: do not include <text:span text:style-name="Source_20_Text">&lt;stdio.h&gt;</text:span> before <text:span text:style-name="Source_20_Text">still.h</text:span>.</text:p>
            </text:list-item>
          </text:list>
        </text:list-item>
        <text:list-item>
          <text:p text:style-name="P21"><text:span text:style-name="Strong_20_Emphasis">Compilation fails on Windows</text:span></text:p>
          <text:list>
            <text:list-item>
              <text:p text:style-name="P21">Solution: use WSL or adapt system calls.</text:p>
            </text:list-item>
          </text:list>
        </text:list-item>
        <text:list-item>
          <text:p text:style-name="P21"><text:span text:style-name="Strong_20_Emphasis">Memory allocation errors</text:span></text:p>
          <text:list>
            <text:list-item>
              <text:p text:style-name="P21">Ensure system allows <text:span text:style-name="Source_20_Text">mmap</text:span> and proper permissions.</text:p>
            </text:list-item>
          </text:list>
        </text:list-item>
      </text:list>
      <text:p text:style-name="Horizontal_20_Line"/>
      <text:h text:style-name="Heading_20_2" text:outline-level="2"><text:soft-page-break/>2.10 Best Practices</text:h>
      <text:list text:style-name="L21">
        <text:list-item>
          <text:p text:style-name="P22">Always place <text:span text:style-name="Source_20_Text">still.h</text:span> <text:span text:style-name="Strong_20_Emphasis">before other headers</text:span>.</text:p>
        </text:list-item>
        <text:list-item>
          <text:p text:style-name="P22">Use <text:span text:style-name="T1">num </text:span><text:span text:style-name="Source_20_Text">run()</text:span> as entry point.</text:p>
        </text:list-item>
        <text:list-item>
          <text:p text:style-name="P22">Keep programs modular: separate core logic and I/O.</text:p>
        </text:list-item>
        <text:list-item>
          <text:p text:style-name="P22">Avoid mixing standard C I/O with <text:span text:style-name="Source_20_Text">still.h</text:span>.</text:p>
        </text:list-item>
        <text:list-item>
          <text:p text:style-name="P22">Test <text:span text:style-name="Source_20_Text">alloc</text:span>/<text:span text:style-name="Source_20_Text">garbage</text:span> manually for large memory blocks.</text:p>
        </text:list-item>
        <text:list-item>
          <text:p text:style-name="P22">Use logging functions (<text:span text:style-name="Source_20_Text">log</text:span>, <text:span text:style-name="Source_20_Text">warnings</text:span>, <text:span text:style-name="Source_20_Text">errors</text:span>) during development.</text:p>
        </text:list-item>
      </text:list>
      <text:p text:style-name="Horizontal_20_Line"/>
      <text:p text:style-name="Text_20_body"/>
      <text:p text:style-name="Text_20_body"/>
      <text:h text:style-name="Heading_20_1" text:outline-level="1"><text:span text:style-name="Strong_20_Emphasis">Void C: Part 3 – Data Types &amp; Aliases</text:span></text:h>
      <text:h text:style-name="Heading_20_2" text:outline-level="2">3.1 Overview</text:h>
      <text:p text:style-name="Text_20_body">Void C simplifies C types using <text:span text:style-name="Strong_20_Emphasis">aliases</text:span>. These aliases make code shorter, more readable, and consistent across programs. They are designed to maintain low-level control while reducing boilerplate.</text:p>
      <text:p text:style-name="Horizontal_20_Line"/>
      <text:h text:style-name="Heading_20_2" text:outline-level="2">3.2 Core Aliases</text:h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office:value-type="string">
              <text:p text:style-name="Table_20_Heading">Alias</text:p>
            </table:table-cell>
            <table:table-cell table:style-name="Tabela3.A1" office:value-type="string">
              <text:p text:style-name="Table_20_Heading">Standard C Type</text:p>
            </table:table-cell>
            <table:table-cell table:style-name="Tabela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ela3.A1" office:value-type="string">
            <text:p text:style-name="Table_20_Contents"><text:span text:style-name="Source_20_Text">none</text:span></text:p>
          </table:table-cell>
          <table:table-cell table:style-name="Tabela3.A1" office:value-type="string">
            <text:p text:style-name="Table_20_Contents"><text:span text:style-name="Source_20_Text">void</text:span></text:p>
          </table:table-cell>
          <table:table-cell table:style-name="Tabela3.A1" office:value-type="string">
            <text:p text:style-name="Table_20_Contents">No return value</text:p>
          </table:table-cell>
        </table:table-row>
        <table:table-row>
          <table:table-cell table:style-name="Tabela3.A1" office:value-type="string">
            <text:p text:style-name="Table_20_Contents"><text:span text:style-name="Source_20_Text">str</text:span></text:p>
          </table:table-cell>
          <table:table-cell table:style-name="Tabela3.A1" office:value-type="string">
            <text:p text:style-name="Table_20_Contents"><text:span text:style-name="Source_20_Text">char</text:span></text:p>
          </table:table-cell>
          <table:table-cell table:style-name="Tabela3.A1" office:value-type="string">
            <text:p text:style-name="Table_20_Contents">Single characters or string arrays</text:p>
          </table:table-cell>
        </table:table-row>
        <table:table-row>
          <table:table-cell table:style-name="Tabela3.A1" office:value-type="string">
            <text:p text:style-name="Table_20_Contents"><text:span text:style-name="Source_20_Text">num</text:span></text:p>
          </table:table-cell>
          <table:table-cell table:style-name="Tabela3.A1" office:value-type="string">
            <text:p text:style-name="Table_20_Contents"><text:span text:style-name="Source_20_Text">int</text:span></text:p>
          </table:table-cell>
          <table:table-cell table:style-name="Tabela3.A1" office:value-type="string">
            <text:p text:style-name="Table_20_Contents">Integer numbers</text:p>
          </table:table-cell>
        </table:table-row>
        <table:table-row>
          <table:table-cell table:style-name="Tabela3.A1" office:value-type="string">
            <text:p text:style-name="Table_20_Contents"><text:span text:style-name="Source_20_Text">Mfloat</text:span></text:p>
          </table:table-cell>
          <table:table-cell table:style-name="Tabela3.A1" office:value-type="string">
            <text:p text:style-name="Table_20_Contents"><text:span text:style-name="Source_20_Text">double</text:span></text:p>
          </table:table-cell>
          <table:table-cell table:style-name="Tabela3.A1" office:value-type="string">
            <text:p text:style-name="Table_20_Contents">High-precision floating-point</text:p>
          </table:table-cell>
        </table:table-row>
        <table:table-row>
          <table:table-cell table:style-name="Tabela3.A1" office:value-type="string">
            <text:p text:style-name="Table_20_Contents"><text:span text:style-name="Source_20_Text">float</text:span></text:p>
          </table:table-cell>
          <table:table-cell table:style-name="Tabela3.A1" office:value-type="string">
            <text:p text:style-name="Table_20_Contents"><text:span text:style-name="Source_20_Text">float</text:span></text:p>
          </table:table-cell>
          <table:table-cell table:style-name="Tabela3.A1" office:value-type="string">
            <text:p text:style-name="Table_20_Contents">Standard floating-point</text:p>
          </table:table-cell>
        </table:table-row>
      </table:table>
      <text:p text:style-name="Horizontal_20_Line"/>
      <text:h text:style-name="Heading_20_3" text:outline-level="3">Examples:</text:h>
      <text:p text:style-name="Preformatted_20_Text"><text:span text:style-name="Source_20_Text">none foo() { </text:span></text:p>
      <text:p text:style-name="Preformatted_20_Text"><text:span text:style-name="Source_20_Text"><text:s text:c="4"/>ret; <text:s/>// void function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num age = 25;</text:span></text:p>
      <text:p text:style-name="Preformatted_20_Text"><text:span text:style-name="Source_20_Text">str letter = 'A';</text:span></text:p>
      <text:p text:style-name="Preformatted_20_Text"><text:span text:style-name="Source_20_Text">Mfloat pi = 3.141592;</text:span></text:p>
      <text:p text:style-name="P1"><text:span text:style-name="Source_20_Text">float temp = 36.6;</text:span></text:p>
      <text:p text:style-name="Quotations">Note: <text:span text:style-name="Source_20_Text">ret</text:span> replaces <text:span text:style-name="Source_20_Text">return</text:span> for consistency.</text:p>
      <text:p text:style-name="Horizontal_20_Line"/>
      <text:h text:style-name="Heading_20_2" text:outline-level="2"><text:soft-page-break/>3.3 String Handling</text:h>
      <text:p text:style-name="Text_20_body">Strings in Void C are arrays of <text:span text:style-name="Source_20_Text">str</text:span> (char). Core functions for manipulation include <text:span text:style-name="Source_20_Text">output</text:span> and <text:span text:style-name="Source_20_Text">input</text:span>.</text:p>
      <text:p text:style-name="Preformatted_20_Text"><text:span text:style-name="Source_20_Text">str name[32];</text:span></text:p>
      <text:p text:style-name="Preformatted_20_Text"><text:span text:style-name="Source_20_Text">input("Enter your name: ", name, sizeof(name));</text:span></text:p>
      <text:p text:style-name="Preformatted_20_Text"><text:span text:style-name="Source_20_Text">output("Hello, ");</text:span></text:p>
      <text:p text:style-name="Preformatted_20_Text"><text:span text:style-name="Source_20_Text">output(name);</text:span></text:p>
      <text:p text:style-name="P1"><text:span text:style-name="Source_20_Text">outputln();</text:span></text:p>
      <text:list text:style-name="L22">
        <text:list-item>
          <text:p text:style-name="P23">Null-terminated.</text:p>
        </text:list-item>
        <text:list-item>
          <text:p text:style-name="P23">Avoid mixing with <text:span text:style-name="Source_20_Text">printf</text:span> directly.</text:p>
        </text:list-item>
      </text:list>
      <text:p text:style-name="Horizontal_20_Line"/>
      <text:h text:style-name="Heading_20_2" text:outline-level="2">3.4 Boolean Values</text:h>
      <text:p text:style-name="Text_20_body">Void C does not have a native <text:span text:style-name="Source_20_Text">bool</text:span>. Use integers or <text:span text:style-name="Source_20_Text">outputb</text:span> for display:</text:p>
      <text:p text:style-name="Preformatted_20_Text"><text:span text:style-name="Source_20_Text">num flag = 1; <text:s/>// true</text:span></text:p>
      <text:p text:style-name="P1"><text:span text:style-name="Source_20_Text">outputb("Is active? ", flag);</text:span></text:p>
      <text:list text:style-name="L23">
        <text:list-item>
          <text:p text:style-name="P24">0 = false</text:p>
        </text:list-item>
        <text:list-item>
          <text:p text:style-name="P24">non-zero = true</text:p>
        </text:list-item>
      </text:list>
      <text:p text:style-name="Horizontal_20_Line"/>
      <text:h text:style-name="Heading_20_2" text:outline-level="2">3.5 Pointer Types</text:h>
      <text:p text:style-name="Text_20_body">Pointers are standard C pointers. Functions for display and manipulation:</text:p>
      <text:p text:style-name="Preformatted_20_Text"><text:span text:style-name="Source_20_Text">num x = 42;</text:span></text:p>
      <text:p text:style-name="Preformatted_20_Text"><text:span text:style-name="Source_20_Text">num *ptr = &amp;x;</text:span></text:p>
      <text:p text:style-name="P1"><text:span text:style-name="Source_20_Text">outputp("Pointer address: ", ptr);</text:span></text:p>
      <text:list text:style-name="L24">
        <text:list-item>
          <text:p text:style-name="P25">Use <text:span text:style-name="Source_20_Text">alloc</text:span> for dynamic memory.</text:p>
        </text:list-item>
        <text:list-item>
          <text:p text:style-name="P25">Free memory with <text:span text:style-name="Source_20_Text">garbage</text:span>.</text:p>
        </text:list-item>
      </text:list>
      <text:p text:style-name="Horizontal_20_Line"/>
      <text:h text:style-name="Heading_20_2" text:outline-level="2">3.6 Type Casting</text:h>
      <text:p text:style-name="Text_20_body">Explicit casting is often necessary for mixed operations:</text:p>
      <text:p text:style-name="Preformatted_20_Text"><text:span text:style-name="Source_20_Text">num a = 5;</text:span></text:p>
      <text:p text:style-name="Preformatted_20_Text"><text:span text:style-name="Source_20_Text">Mfloat b = 3.14;</text:span></text:p>
      <text:p text:style-name="P1"><text:span text:style-name="Source_20_Text">Mfloat sum = (Mfloat)a + b;</text:span></text:p>
      <text:list text:style-name="L25">
        <text:list-item>
          <text:p text:style-name="P26">Avoid implicit conversions when possible.</text:p>
        </text:list-item>
        <text:list-item>
          <text:p text:style-name="P26">Core output functions handle <text:span text:style-name="Source_20_Text">Mfloat</text:span> and <text:span text:style-name="Source_20_Text">num</text:span> separately.</text:p>
        </text:list-item>
      </text:list>
      <text:p text:style-name="Horizontal_20_Line"/>
      <text:h text:style-name="Heading_20_2" text:outline-level="2"><text:soft-page-break/>3.7 ASCII &amp; UTF-8</text:h>
      <text:p text:style-name="Text_20_body">Void C provides helpers for character encoding:</text:p>
      <text:p text:style-name="Preformatted_20_Text"><text:span text:style-name="Source_20_Text">str c = ascii(65); <text:s/>// 'A'</text:span></text:p>
      <text:p text:style-name="Preformatted_20_Text"><text:span text:style-name="Source_20_Text">char utf[5];</text:span></text:p>
      <text:p text:style-name="Preformatted_20_Text"><text:span text:style-name="Source_20_Text">char_to_utf8(0x1F600, utf); <text:s/>// 😀</text:span></text:p>
      <text:p text:style-name="P1"><text:span text:style-name="Source_20_Text">output(utf);</text:span></text:p>
      <text:list text:style-name="L26">
        <text:list-item>
          <text:p text:style-name="P27"><text:span text:style-name="Source_20_Text">ascii(int)</text:span> → maps 0–255 to char.</text:p>
        </text:list-item>
        <text:list-item>
          <text:p text:style-name="P27"><text:span text:style-name="Source_20_Text">char_to_utf8</text:span> → converts Unicode codepoints to UTF-8.</text:p>
        </text:list-item>
      </text:list>
      <text:p text:style-name="Horizontal_20_Line"/>
      <text:h text:style-name="Heading_20_2" text:outline-level="2">3.8 Arrays &amp; Indexing</text:h>
      <text:p text:style-name="Text_20_body">Arrays use standard C syntax:</text:p>
      <text:p text:style-name="Preformatted_20_Text"><text:span text:style-name="Source_20_Text">num numbers[5] = {1, 2, 3, 4, 5};</text:span></text:p>
      <text:p text:style-name="Preformatted_20_Text"><text:span text:style-name="Source_20_Text">for (num i = 0; i &lt; 5; i = i + 1) {</text:span></text:p>
      <text:p text:style-name="Preformatted_20_Text"><text:span text:style-name="Source_20_Text"><text:s text:c="4"/>outputf("Number = ", (Mfloat)numbers[i]);</text:span></text:p>
      <text:p text:style-name="P1"><text:span text:style-name="Source_20_Text">}</text:span></text:p>
      <text:list text:style-name="L27">
        <text:list-item>
          <text:p text:style-name="P28">Avoid out-of-bounds access; no runtime checking.</text:p>
        </text:list-item>
        <text:list-item>
          <text:p text:style-name="P28">Loop with <text:span text:style-name="Source_20_Text">loop</text:span> keyword.</text:p>
        </text:list-item>
      </text:list>
      <text:p text:style-name="Horizontal_20_Line"/>
      <text:h text:style-name="Heading_20_2" text:outline-level="2">3.9 Structs &amp; Constructions</text:h>
      <text:p text:style-name="Text_20_body">Void C replaces <text:span text:style-name="Source_20_Text">struct</text:span> with <text:span text:style-name="Source_20_Text">construction</text:span>:</text:p>
      <text:p text:style-name="Preformatted_20_Text"><text:span text:style-name="Source_20_Text">construction Point {</text:span></text:p>
      <text:p text:style-name="Preformatted_20_Text"><text:span text:style-name="Source_20_Text"><text:s text:c="4"/>Mfloat x;</text:span></text:p>
      <text:p text:style-name="Preformatted_20_Text"><text:span text:style-name="Source_20_Text"><text:s text:c="4"/>Mfloat y;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Point p;</text:span></text:p>
      <text:p text:style-name="Preformatted_20_Text"><text:span text:style-name="Source_20_Text">p.x = 1.0;</text:span></text:p>
      <text:p text:style-name="P1"><text:span text:style-name="Source_20_Text">p.y = 2.0;</text:span></text:p>
      <text:list text:style-name="L28">
        <text:list-item>
          <text:p text:style-name="P29">Maintains standard memory layout.</text:p>
        </text:list-item>
        <text:list-item>
          <text:p text:style-name="P29">Compatible with functions and pointers.</text:p>
        </text:list-item>
      </text:list>
      <text:p text:style-name="Horizontal_20_Line"/>
      <text:h text:style-name="Heading_20_2" text:outline-level="2">3.10 External Variables</text:h>
      <text:p text:style-name="Text_20_body">Alias <text:span text:style-name="Source_20_Text">outside</text:span> replaces <text:span text:style-name="Source_20_Text">extern</text:span>:</text:p>
      <text:p text:style-name="P1"><text:span text:style-name="Source_20_Text">outside num global_counter;</text:span></text:p>
      <text:list text:style-name="L29">
        <text:list-item>
          <text:p text:style-name="P30">Useful for sharing variables across files.</text:p>
        </text:list-item>
        <text:list-item>
          <text:p text:style-name="P30">Reduces syntactic noise while keeping C semantics.</text:p>
        </text:list-item>
      </text:list>
      <text:p text:style-name="Horizontal_20_Line"><text:soft-page-break/></text:p>
      <text:h text:style-name="Heading_20_2" text:outline-level="2">3.11 Best Practices</text:h>
      <text:list text:style-name="L30">
        <text:list-item>
          <text:p text:style-name="P31">Always initialize <text:span text:style-name="Source_20_Text">num</text:span> and <text:span text:style-name="Source_20_Text">Mfloat</text:span> before use.</text:p>
        </text:list-item>
        <text:list-item>
          <text:p text:style-name="P31">Use <text:span text:style-name="Source_20_Text">str</text:span> only with arrays or literals.</text:p>
        </text:list-item>
        <text:list-item>
          <text:p text:style-name="P31">Cast <text:span text:style-name="Source_20_Text">num</text:span> to <text:span text:style-name="Source_20_Text">Mfloat</text:span> for math operations requiring decimals.</text:p>
        </text:list-item>
        <text:list-item>
          <text:p text:style-name="P31">Use pointers carefully; track allocations via <text:span text:style-name="Source_20_Text">alloc</text:span> and <text:span text:style-name="Source_20_Text">garbage</text:span>.</text:p>
        </text:list-item>
        <text:list-item>
          <text:p text:style-name="P31">Prefer <text:span text:style-name="Source_20_Text">output</text:span>, <text:span text:style-name="Source_20_Text">outputf</text:span>, <text:span text:style-name="Source_20_Text">outputp</text:span> over printf for consistency.</text:p>
        </text:list-item>
      </text:list>
      <text:p text:style-name="Horizontal_20_Line"/>
      <text:h text:style-name="Heading_20_2" text:outline-level="2">3.12 Example Program: Data Types</text:h>
      <text:p text:style-name="Preformatted_20_Text"><text:span text:style-name="Source_20_Text">#include &lt;still.h&gt;</text:span></text:p>
      <text:p text:style-name="Preformatted_20_Text"/>
      <text:p text:style-name="Preformatted_20_Text"><text:span text:style-name="Source_20_Text"><text:span text:style-name="T1">num </text:span></text:span><text:span text:style-name="Source_20_Text">run() {</text:span></text:p>
      <text:p text:style-name="Preformatted_20_Text"><text:span text:style-name="Source_20_Text"><text:s text:c="4"/>num i = 10;</text:span></text:p>
      <text:p text:style-name="Preformatted_20_Text"><text:span text:style-name="Source_20_Text"><text:s text:c="4"/>Mfloat f = 3.14;</text:span></text:p>
      <text:p text:style-name="Preformatted_20_Text"><text:span text:style-name="Source_20_Text"><text:s text:c="4"/>str c = 'Z';</text:span></text:p>
      <text:p text:style-name="Preformatted_20_Text"/>
      <text:p text:style-name="Preformatted_20_Text"><text:span text:style-name="Source_20_Text"><text:s text:c="4"/>output("Integer: ");</text:span></text:p>
      <text:p text:style-name="Preformatted_20_Text"><text:span text:style-name="Source_20_Text"><text:s text:c="4"/>outputn("Value: ", i);</text:span></text:p>
      <text:p text:style-name="Preformatted_20_Text"/>
      <text:p text:style-name="Preformatted_20_Text"><text:span text:style-name="Source_20_Text"><text:s text:c="4"/>output("Float: ");</text:span></text:p>
      <text:p text:style-name="Preformatted_20_Text"><text:span text:style-name="Source_20_Text"><text:s text:c="4"/>outputf("Value = ", f);</text:span></text:p>
      <text:p text:style-name="Preformatted_20_Text"/>
      <text:p text:style-name="Preformatted_20_Text"><text:span text:style-name="Source_20_Text"><text:s text:c="4"/>output("Character: ");</text:span></text:p>
      <text:p text:style-name="Preformatted_20_Text"><text:span text:style-name="Source_20_Text"><text:s text:c="4"/>outputc("Char = ", c);</text:span></text:p>
      <text:p text:style-name="Preformatted_20_Text"/>
      <text:p text:style-name="Preformatted_20_Text"><text:span text:style-name="Source_20_Text"><text:s text:c="4"/>num arr[3] = {1,2,3};</text:span></text:p>
      <text:p text:style-name="Preformatted_20_Text"><text:span text:style-name="Source_20_Text"><text:s text:c="4"/>for(num j=0;j&lt;3;j=j+1) {</text:span></text:p>
      <text:p text:style-name="Preformatted_20_Text"><text:span text:style-name="Source_20_Text"><text:s text:c="8"/>outputf("Array element: ", (Mfloat)arr[j]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ret 0;</text:span></text:p>
      <text:p text:style-name="P1"><text:span text:style-name="Source_20_Text">}</text:span></text:p>
      <text:p text:style-name="Text_20_body">This program demonstrates <text:span text:style-name="Strong_20_Emphasis">num, Mfloat, str, arrays, loops, and output functions</text:span>.</text:p>
      <text:p text:style-name="Horizontal_20_Line"/>
      <text:p text:style-name="Text_20_body"/>
      <text:h text:style-name="Heading_20_1" text:outline-level="1"><text:span text:style-name="Strong_20_Emphasis">Void C: Part 4 – Flow Control</text:span></text:h>
      <text:h text:style-name="Heading_20_2" text:outline-level="2">4.1 Overview</text:h>
      <text:p text:style-name="Text_20_body">Void C replaces traditional C flow control keywords with simpler, more semantic aliases:</text:p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>
            <table:table-cell table:style-name="Tabela4.A1" office:value-type="string">
              <text:p text:style-name="Table_20_Heading">Void C</text:p>
            </table:table-cell>
            <table:table-cell table:style-name="Tabela4.A1" office:value-type="string">
              <text:p text:style-name="Table_20_Heading">Standard C</text:p>
            </table:table-cell>
            <table:table-cell table:style-name="Tabela4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ela4.A1" office:value-type="string">
            <text:p text:style-name="Table_20_Contents"><text:span text:style-name="Source_20_Text">loop</text:span></text:p>
          </table:table-cell>
          <table:table-cell table:style-name="Tabela4.A1" office:value-type="string">
            <text:p text:style-name="Table_20_Contents"><text:span text:style-name="Source_20_Text">while</text:span></text:p>
          </table:table-cell>
          <table:table-cell table:style-name="Tabela4.A1" office:value-type="string">
            <text:p text:style-name="Table_20_Contents">Repeating loops</text:p>
          </table:table-cell>
        </table:table-row>
        <text:soft-page-break/>
        <table:table-row>
          <table:table-cell table:style-name="Tabela4.A1" office:value-type="string">
            <text:p text:style-name="Table_20_Contents"><text:span text:style-name="Source_20_Text">pause</text:span></text:p>
          </table:table-cell>
          <table:table-cell table:style-name="Tabela4.A1" office:value-type="string">
            <text:p text:style-name="Table_20_Contents"><text:span text:style-name="Source_20_Text">break</text:span></text:p>
          </table:table-cell>
          <table:table-cell table:style-name="Tabela4.A1" office:value-type="string">
            <text:p text:style-name="Table_20_Contents">Exits a loop early</text:p>
          </table:table-cell>
        </table:table-row>
        <table:table-row>
          <table:table-cell table:style-name="Tabela4.A1" office:value-type="string">
            <text:p text:style-name="Table_20_Contents"><text:span text:style-name="Source_20_Text">ret</text:span></text:p>
          </table:table-cell>
          <table:table-cell table:style-name="Tabela4.A1" office:value-type="string">
            <text:p text:style-name="Table_20_Contents"><text:span text:style-name="Source_20_Text">return</text:span></text:p>
          </table:table-cell>
          <table:table-cell table:style-name="Tabela4.A1" office:value-type="string">
            <text:p text:style-name="Table_20_Contents">Exits a function</text:p>
          </table:table-cell>
        </table:table-row>
        <table:table-row>
          <table:table-cell table:style-name="Tabela4.A1" office:value-type="string">
            <text:p text:style-name="Table_20_Contents"><text:span text:style-name="Source_20_Text">run</text:span></text:p>
          </table:table-cell>
          <table:table-cell table:style-name="Tabela4.A1" office:value-type="string">
            <text:p text:style-name="Table_20_Contents"><text:span text:style-name="Source_20_Text">main</text:span></text:p>
          </table:table-cell>
          <table:table-cell table:style-name="Tabela4.A1" office:value-type="string">
            <text:p text:style-name="Table_20_Contents">Program entry point</text:p>
          </table:table-cell>
        </table:table-row>
      </table:table>
      <text:p text:style-name="Text_20_body">These keywords make code more readable and intuitive.</text:p>
      <text:p text:style-name="Horizontal_20_Line"/>
      <text:h text:style-name="Heading_20_2" text:outline-level="2">4.2 Looping with <text:span text:style-name="Source_20_Text">loop</text:span></text:h>
      <text:p text:style-name="Text_20_body"><text:span text:style-name="Source_20_Text">loop</text:span> is a direct replacement for <text:span text:style-name="Source_20_Text">while</text:span>:</text:p>
      <text:p text:style-name="Preformatted_20_Text"><text:span text:style-name="Source_20_Text">num i = 0;</text:span></text:p>
      <text:p text:style-name="Preformatted_20_Text"><text:span text:style-name="Source_20_Text">loop (i &lt; 5) {</text:span></text:p>
      <text:p text:style-name="Preformatted_20_Text"><text:span text:style-name="Source_20_Text"><text:s text:c="4"/>outputf("Counter: ", (Mfloat)i);</text:span></text:p>
      <text:p text:style-name="Preformatted_20_Text"><text:span text:style-name="Source_20_Text"><text:s text:c="4"/>i = i + 1;</text:span></text:p>
      <text:p text:style-name="P1"><text:span text:style-name="Source_20_Text">}</text:span></text:p>
      <text:list text:style-name="L31">
        <text:list-item>
          <text:p text:style-name="P32">Evaluates the condition at the start.</text:p>
        </text:list-item>
        <text:list-item>
          <text:p text:style-name="P32">Supports all arithmetic and logical expressions.</text:p>
        </text:list-item>
        <text:list-item>
          <text:p text:style-name="P32">Can be nested without restrictions.</text:p>
        </text:list-item>
      </text:list>
      <text:p text:style-name="Horizontal_20_Line"/>
      <text:h text:style-name="Heading_20_2" text:outline-level="2">4.3 Breaking Loops with <text:span text:style-name="Source_20_Text">pause</text:span></text:h>
      <text:p text:style-name="Text_20_body"><text:span text:style-name="Source_20_Text">pause</text:span> exits the nearest enclosing loop:</text:p>
      <text:p text:style-name="Preformatted_20_Text"><text:span text:style-name="Source_20_Text">num i = 0;</text:span></text:p>
      <text:p text:style-name="Preformatted_20_Text"><text:span text:style-name="Source_20_Text">loop (i &lt; 10) {</text:span></text:p>
      <text:p text:style-name="Preformatted_20_Text"><text:span text:style-name="Source_20_Text"><text:s text:c="4"/>if (i == 5) pause;</text:span></text:p>
      <text:p text:style-name="Preformatted_20_Text"><text:span text:style-name="Source_20_Text"><text:s text:c="4"/>outputf("i = ", (Mfloat)i);</text:span></text:p>
      <text:p text:style-name="Preformatted_20_Text"><text:span text:style-name="Source_20_Text"><text:s text:c="4"/>i = i + 1;</text:span></text:p>
      <text:p text:style-name="P1"><text:span text:style-name="Source_20_Text">}</text:span></text:p>
      <text:list text:style-name="L32">
        <text:list-item>
          <text:p text:style-name="P33">Similar to <text:span text:style-name="Source_20_Text">break</text:span> in standard C.</text:p>
        </text:list-item>
        <text:list-item>
          <text:p text:style-name="P33">Improves readability by using semantic naming.</text:p>
        </text:list-item>
      </text:list>
      <text:p text:style-name="Horizontal_20_Line"/>
      <text:h text:style-name="Heading_20_2" text:outline-level="2">4.4 Returning from Functions with <text:span text:style-name="Source_20_Text">ret</text:span></text:h>
      <text:p text:style-name="Text_20_body"><text:span text:style-name="Source_20_Text">ret</text:span> is used for function termination:</text:p>
      <text:p text:style-name="Preformatted_20_Text"><text:span text:style-name="Source_20_Text">none foo(num x) {</text:span></text:p>
      <text:p text:style-name="Preformatted_20_Text"><text:span text:style-name="Source_20_Text"><text:s text:c="4"/>if (x &lt; 0) ret; <text:s text:c="2"/>// early exit</text:span></text:p>
      <text:p text:style-name="Preformatted_20_Text"><text:span text:style-name="Source_20_Text"><text:s text:c="4"/>outputf("x = ", (Mfloat)x);</text:span></text:p>
      <text:p text:style-name="Preformatted_20_Text"><text:span text:style-name="Source_20_Text"><text:s text:c="4"/>ret;</text:span></text:p>
      <text:p text:style-name="P1"><text:span text:style-name="Source_20_Text">}</text:span></text:p>
      <text:list text:style-name="L33">
        <text:list-item>
          <text:p text:style-name="P34">Works in all functions (<text:span text:style-name="Source_20_Text">none</text:span>, <text:span text:style-name="Source_20_Text">num</text:span>, <text:span text:style-name="Source_20_Text">Mfloat</text:span>).</text:p>
        </text:list-item>
        <text:list-item>
          <text:p text:style-name="P34">Supports returning values when needed:</text:p>
        </text:list-item>
      </text:list>
      <text:p text:style-name="Preformatted_20_Text"><text:soft-page-break/><text:span text:style-name="Source_20_Text">num add(num a, num b) {</text:span></text:p>
      <text:p text:style-name="Preformatted_20_Text"><text:span text:style-name="Source_20_Text"><text:s text:c="4"/>ret a + b;</text:span></text:p>
      <text:p text:style-name="P1"><text:span text:style-name="Source_20_Text">}</text:span></text:p>
      <text:p text:style-name="Horizontal_20_Line"/>
      <text:h text:style-name="Heading_20_2" text:outline-level="2">4.5 Conditional Execution</text:h>
      <text:p text:style-name="Text_20_body">Void C uses standard C syntax for conditionals:</text:p>
      <text:p text:style-name="Preformatted_20_Text"><text:span text:style-name="Source_20_Text">num x = 10;</text:span></text:p>
      <text:p text:style-name="Preformatted_20_Text"><text:span text:style-name="Source_20_Text">if (x &gt; 5) {</text:span></text:p>
      <text:p text:style-name="Preformatted_20_Text"><text:span text:style-name="Source_20_Text"><text:s text:c="4"/>output("x is greater than 5\n");</text:span></text:p>
      <text:p text:style-name="Preformatted_20_Text"><text:span text:style-name="Source_20_Text">} else {</text:span></text:p>
      <text:p text:style-name="Preformatted_20_Text"><text:span text:style-name="Source_20_Text"><text:s text:c="4"/>output("x is 5 or less\n");</text:span></text:p>
      <text:p text:style-name="P1"><text:span text:style-name="Source_20_Text">}</text:span></text:p>
      <text:list text:style-name="L34">
        <text:list-item>
          <text:p text:style-name="P35">No special keywords for <text:span text:style-name="Source_20_Text">if</text:span>/<text:span text:style-name="Source_20_Text">else</text:span>.</text:p>
        </text:list-item>
        <text:list-item>
          <text:p text:style-name="P35">Supports nested and chained conditions.</text:p>
        </text:list-item>
      </text:list>
      <text:p text:style-name="Horizontal_20_Line"/>
      <text:h text:style-name="Heading_20_2" text:outline-level="2">4.6 Logical Operators</text:h>
      <text:list text:style-name="L35">
        <text:list-item>
          <text:p text:style-name="P36"><text:span text:style-name="Source_20_Text">==</text:span>, <text:span text:style-name="Source_20_Text">!=</text:span>, <text:span text:style-name="Source_20_Text">&lt;</text:span>, <text:span text:style-name="Source_20_Text">&gt;</text:span>, <text:span text:style-name="Source_20_Text">&lt;=</text:span>, <text:span text:style-name="Source_20_Text">&gt;=</text:span></text:p>
        </text:list-item>
        <text:list-item>
          <text:p text:style-name="P36"><text:span text:style-name="Source_20_Text">&amp;&amp;</text:span>, <text:span text:style-name="Source_20_Text">||</text:span>, <text:span text:style-name="Source_20_Text">!</text:span></text:p>
        </text:list-item>
      </text:list>
      <text:p text:style-name="Preformatted_20_Text"><text:span text:style-name="Source_20_Text">num a = 3, b = 5;</text:span></text:p>
      <text:p text:style-name="Preformatted_20_Text"><text:span text:style-name="Source_20_Text">if (a &lt; b &amp;&amp; b &lt; 10) {</text:span></text:p>
      <text:p text:style-name="Preformatted_20_Text"><text:span text:style-name="Source_20_Text"><text:s text:c="4"/>output("Condition true\n");</text:span></text:p>
      <text:p text:style-name="P1"><text:span text:style-name="Source_20_Text">}</text:span></text:p>
      <text:list text:style-name="L36">
        <text:list-item>
          <text:p text:style-name="P37">Logical operators behave identically to standard C.</text:p>
        </text:list-item>
      </text:list>
      <text:p text:style-name="Horizontal_20_Line"/>
      <text:h text:style-name="Heading_20_2" text:outline-level="2">4.7 Combining Loops and Conditionals</text:h>
      <text:p text:style-name="Preformatted_20_Text"><text:span text:style-name="Source_20_Text">num i = 0;</text:span></text:p>
      <text:p text:style-name="Preformatted_20_Text"><text:span text:style-name="Source_20_Text">loop (i &lt; 20) {</text:span></text:p>
      <text:p text:style-name="Preformatted_20_Text"><text:span text:style-name="Source_20_Text"><text:s text:c="4"/>if (i % 2 == 0) {</text:span></text:p>
      <text:p text:style-name="Preformatted_20_Text"><text:span text:style-name="Source_20_Text"><text:s text:c="8"/>outputf("Even: ", (Mfloat)i);</text:span></text:p>
      <text:p text:style-name="Preformatted_20_Text"><text:span text:style-name="Source_20_Text"><text:s text:c="4"/>} else {</text:span></text:p>
      <text:p text:style-name="Preformatted_20_Text"><text:span text:style-name="Source_20_Text"><text:s text:c="8"/>outputf("Odd: ", (Mfloat)i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if (i == 10) pause;</text:span></text:p>
      <text:p text:style-name="Preformatted_20_Text"><text:span text:style-name="Source_20_Text"><text:s text:c="4"/>i = i + 1;</text:span></text:p>
      <text:p text:style-name="P1"><text:span text:style-name="Source_20_Text">}</text:span></text:p>
      <text:list text:style-name="L37">
        <text:list-item>
          <text:p text:style-name="P38">Use <text:span text:style-name="Source_20_Text">pause</text:span> for controlled termination.</text:p>
        </text:list-item>
        <text:list-item>
          <text:p text:style-name="P38">Can combine multiple conditionals inside <text:span text:style-name="Source_20_Text">loop</text:span>.</text:p>
        </text:list-item>
      </text:list>
      <text:p text:style-name="Horizontal_20_Line"/>
      <text:h text:style-name="Heading_20_2" text:outline-level="2"><text:soft-page-break/>4.8 Nested Loops</text:h>
      <text:p text:style-name="Preformatted_20_Text"><text:span text:style-name="Source_20_Text">num i = 0;</text:span></text:p>
      <text:p text:style-name="Preformatted_20_Text"><text:span text:style-name="Source_20_Text">loop (i &lt; 3) {</text:span></text:p>
      <text:p text:style-name="Preformatted_20_Text"><text:span text:style-name="Source_20_Text"><text:s text:c="4"/>num j = 0;</text:span></text:p>
      <text:p text:style-name="Preformatted_20_Text"><text:span text:style-name="Source_20_Text"><text:s text:c="4"/>loop (j &lt; 2) {</text:span></text:p>
      <text:p text:style-name="Preformatted_20_Text"><text:span text:style-name="Source_20_Text"><text:s text:c="8"/>outputf("i = ", (Mfloat)i);</text:span></text:p>
      <text:p text:style-name="Preformatted_20_Text"><text:span text:style-name="Source_20_Text"><text:s text:c="8"/>outputf("j = ", (Mfloat)j);</text:span></text:p>
      <text:p text:style-name="Preformatted_20_Text"><text:span text:style-name="Source_20_Text"><text:s text:c="8"/>j = j + 1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i = i + 1;</text:span></text:p>
      <text:p text:style-name="P1"><text:span text:style-name="Source_20_Text">}</text:span></text:p>
      <text:list text:style-name="L38">
        <text:list-item>
          <text:p text:style-name="P39">Supports any depth of nesting.</text:p>
        </text:list-item>
        <text:list-item>
          <text:p text:style-name="P39">Each <text:span text:style-name="Source_20_Text">pause</text:span> affects the innermost loop only.</text:p>
        </text:list-item>
      </text:list>
      <text:p text:style-name="Horizontal_20_Line"/>
      <text:h text:style-name="Heading_20_2" text:outline-level="2">4.9 Flow Control in Functions</text:h>
      <text:p text:style-name="Preformatted_20_Text"><text:span text:style-name="Source_20_Text">num factorial(num n) {</text:span></text:p>
      <text:p text:style-name="Preformatted_20_Text"><text:span text:style-name="Source_20_Text"><text:s text:c="4"/>if (n &lt;= 1) ret 1;</text:span></text:p>
      <text:p text:style-name="Preformatted_20_Text"><text:span text:style-name="Source_20_Text"><text:s text:c="4"/>ret n * factorial(n - 1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<text:span text:style-name="T1">num </text:span></text:span><text:span text:style-name="Source_20_Text">run() {</text:span></text:p>
      <text:p text:style-name="Preformatted_20_Text"><text:span text:style-name="Source_20_Text"><text:s text:c="4"/>num f = factorial(5);</text:span></text:p>
      <text:p text:style-name="Preformatted_20_Text"><text:span text:style-name="Source_20_Text"><text:s text:c="4"/>outputn("Factorial = ", f);</text:span></text:p>
      <text:p text:style-name="Preformatted_20_Text"><text:span text:style-name="Source_20_Text"><text:s text:c="4"/>ret 0;</text:span></text:p>
      <text:p text:style-name="P1"><text:span text:style-name="Source_20_Text">}</text:span></text:p>
      <text:list text:style-name="L39">
        <text:list-item>
          <text:p text:style-name="P40">Recursive functions work seamlessly.</text:p>
        </text:list-item>
        <text:list-item>
          <text:p text:style-name="P40"><text:span text:style-name="Source_20_Text">ret</text:span> simplifies early returns and recursion exits.</text:p>
        </text:list-item>
      </text:list>
      <text:p text:style-name="Horizontal_20_Line"/>
      <text:h text:style-name="Heading_20_2" text:outline-level="2">4.10 Best Practices</text:h>
      <text:list text:style-name="L40">
        <text:list-item>
          <text:p text:style-name="P41">Always initialize loop counters to avoid undefined behavior.</text:p>
        </text:list-item>
        <text:list-item>
          <text:p text:style-name="P41">Use <text:span text:style-name="Source_20_Text">pause</text:span> sparingly; prefer condition-driven loop termination.</text:p>
        </text:list-item>
        <text:list-item>
          <text:p text:style-name="P41">Avoid deeply nested loops where possible; consider functions.</text:p>
        </text:list-item>
        <text:list-item>
          <text:p text:style-name="P41">Combine <text:span text:style-name="Source_20_Text">loop</text:span> with conditionals for clean, readable iterations.</text:p>
        </text:list-item>
        <text:list-item>
          <text:p text:style-name="P41">Prefer <text:span text:style-name="Source_20_Text">ret</text:span> for early exits instead of complex nested conditionals.</text:p>
        </text:list-item>
        <text:list-item>
          <text:p text:style-name="P41">Use comments to clarify loop exit points when using <text:span text:style-name="Source_20_Text">pause</text:span>.</text:p>
        </text:list-item>
      </text:list>
      <text:p text:style-name="Horizontal_20_Line"/>
      <text:p text:style-name="Text_20_body"/>
      <text:h text:style-name="Heading_20_1" text:outline-level="1"><text:soft-page-break/><text:span text:style-name="Strong_20_Emphasis">Void C: Part 5 – Input &amp; Output</text:span></text:h>
      <text:h text:style-name="Heading_20_2" text:outline-level="2">5.1 Overview</text:h>
      <text:p text:style-name="Text_20_body">Void C replaces standard C I/O (<text:span text:style-name="Source_20_Text">stdio.h</text:span>) with a <text:span text:style-name="Strong_20_Emphasis">simplified, consistent set of functions</text:span> in <text:span text:style-name="Source_20_Text">still.h</text:span>. The goal is clarity, type safety, and avoiding format string errors.</text:p>
      <text:p text:style-name="Text_20_body">Core I/O functions:</text:p>
      <text:list text:style-name="L41">
        <text:list-item>
          <text:p text:style-name="P42"><text:span text:style-name="Source_20_Text">output</text:span> → print strings</text:p>
        </text:list-item>
        <text:list-item>
          <text:p text:style-name="P42"><text:span text:style-name="Source_20_Text">outputf</text:span> → print floating-point numbers</text:p>
        </text:list-item>
        <text:list-item>
          <text:p text:style-name="P42"><text:span text:style-name="Source_20_Text">outputn</text:span> → print integers</text:p>
        </text:list-item>
        <text:list-item>
          <text:p text:style-name="P42"><text:span text:style-name="Source_20_Text">outputhx</text:span> → print hexadecimal</text:p>
        </text:list-item>
        <text:list-item>
          <text:p text:style-name="P42"><text:span text:style-name="Source_20_Text">outputp</text:span> → print pointer addresses</text:p>
        </text:list-item>
        <text:list-item>
          <text:p text:style-name="P42"><text:span text:style-name="Source_20_Text">outputc</text:span> → print single characters</text:p>
        </text:list-item>
        <text:list-item>
          <text:p text:style-name="P42"><text:span text:style-name="Source_20_Text">outputb</text:span> → print boolean values</text:p>
        </text:list-item>
        <text:list-item>
          <text:p text:style-name="P42"><text:span text:style-name="Source_20_Text">outputln</text:span> → newline</text:p>
        </text:list-item>
        <text:list-item>
          <text:p text:style-name="P42"><text:span text:style-name="Source_20_Text">input</text:span> → read strings from user</text:p>
        </text:list-item>
      </text:list>
      <text:p text:style-name="Horizontal_20_Line"/>
      <text:h text:style-name="Heading_20_2" text:outline-level="2">5.2 Printing Strings</text:h>
      <text:p text:style-name="Preformatted_20_Text"><text:span text:style-name="Source_20_Text">output("Hello, Void C!\n");</text:span></text:p>
      <text:p text:style-name="P1"><text:span text:style-name="Source_20_Text">outputln(); // prints a newline</text:span></text:p>
      <text:list text:style-name="L42">
        <text:list-item>
          <text:p text:style-name="P43"><text:span text:style-name="Source_20_Text">output</text:span> prints exactly what you pass.</text:p>
        </text:list-item>
        <text:list-item>
          <text:p text:style-name="P43"><text:span text:style-name="Source_20_Text">outputln</text:span> prints a newline, useful for formatting.</text:p>
        </text:list-item>
      </text:list>
      <text:p text:style-name="Horizontal_20_Line"/>
      <text:h text:style-name="Heading_20_2" text:outline-level="2">5.3 Printing Integers</text:h>
      <text:p text:style-name="Preformatted_20_Text"><text:span text:style-name="Source_20_Text">num x = 42;</text:span></text:p>
      <text:p text:style-name="P1"><text:span text:style-name="Source_20_Text">outputn("Value: ", x);</text:span></text:p>
      <text:list text:style-name="L43">
        <text:list-item>
          <text:p text:style-name="P44">Avoids <text:span text:style-name="Source_20_Text">printf("%d")</text:span> mistakes.</text:p>
        </text:list-item>
        <text:list-item>
          <text:p text:style-name="P44">Supports any <text:span text:style-name="Source_20_Text">num</text:span> variable.</text:p>
        </text:list-item>
        <text:list-item>
          <text:p text:style-name="P44">Automatically appends newline.</text:p>
        </text:list-item>
      </text:list>
      <text:p text:style-name="Horizontal_20_Line"/>
      <text:h text:style-name="Heading_20_2" text:outline-level="2">5.4 Printing Floats</text:h>
      <text:p text:style-name="Preformatted_20_Text"><text:span text:style-name="Source_20_Text">Mfloat pi = 3.141592;</text:span></text:p>
      <text:p text:style-name="P1"><text:soft-page-break/><text:span text:style-name="Source_20_Text">outputf("Pi = ", pi);</text:span></text:p>
      <text:list text:style-name="L44">
        <text:list-item>
          <text:p text:style-name="P45">Prints with <text:span text:style-name="Strong_20_Emphasis">3 decimal precision</text:span>.</text:p>
        </text:list-item>
        <text:list-item>
          <text:p text:style-name="P45">Automatically converts to string.</text:p>
        </text:list-item>
        <text:list-item>
          <text:p text:style-name="P45">Compatible with <text:span text:style-name="Source_20_Text">num</text:span> via explicit casting:</text:p>
        </text:list-item>
      </text:list>
      <text:p text:style-name="Preformatted_20_Text"><text:span text:style-name="Source_20_Text">num a = 5;</text:span></text:p>
      <text:p text:style-name="P1"><text:span text:style-name="Source_20_Text">outputf("Double a = ", (Mfloat)a * 2.0);</text:span></text:p>
      <text:p text:style-name="Horizontal_20_Line"/>
      <text:h text:style-name="Heading_20_2" text:outline-level="2">5.5 Printing Hexadecimal</text:h>
      <text:p text:style-name="Preformatted_20_Text"><text:span text:style-name="Source_20_Text">num value = 255;</text:span></text:p>
      <text:p text:style-name="P1"><text:span text:style-name="Source_20_Text">outputhx("Hex value: ", value);</text:span></text:p>
      <text:list text:style-name="L45">
        <text:list-item>
          <text:p text:style-name="P46">Formats integers as hexadecimal.</text:p>
        </text:list-item>
        <text:list-item>
          <text:p text:style-name="P46">Prepends <text:span text:style-name="Source_20_Text">0x</text:span> for clarity.</text:p>
        </text:list-item>
        <text:list-item>
          <text:p text:style-name="P46">Useful for memory addresses, bit manipulation, or debugging low-level data.</text:p>
        </text:list-item>
      </text:list>
      <text:p text:style-name="Horizontal_20_Line"/>
      <text:h text:style-name="Heading_20_2" text:outline-level="2">5.6 Printing Pointers</text:h>
      <text:p text:style-name="Preformatted_20_Text"><text:span text:style-name="Source_20_Text">num x = 10;</text:span></text:p>
      <text:p text:style-name="Preformatted_20_Text"><text:span text:style-name="Source_20_Text">num *ptr = &amp;x;</text:span></text:p>
      <text:p text:style-name="P1"><text:span text:style-name="Source_20_Text">outputp("Pointer address: ", ptr);</text:span></text:p>
      <text:list text:style-name="L46">
        <text:list-item>
          <text:p text:style-name="P47">Prints memory address as hex string.</text:p>
        </text:list-item>
        <text:list-item>
          <text:p text:style-name="P47">Useful for debugging and verifying allocations.</text:p>
        </text:list-item>
      </text:list>
      <text:p text:style-name="Horizontal_20_Line"/>
      <text:h text:style-name="Heading_20_2" text:outline-level="2">5.7 Printing Booleans</text:h>
      <text:p text:style-name="Preformatted_20_Text"><text:span text:style-name="Source_20_Text">num flag = 1;</text:span></text:p>
      <text:p text:style-name="Preformatted_20_Text"><text:span text:style-name="Source_20_Text">outputb("Is active? ", flag); // true</text:span></text:p>
      <text:p text:style-name="Preformatted_20_Text"><text:span text:style-name="Source_20_Text">flag = 0;</text:span></text:p>
      <text:p text:style-name="P1"><text:span text:style-name="Source_20_Text">outputb("Is active? ", flag); // false</text:span></text:p>
      <text:list text:style-name="L47">
        <text:list-item>
          <text:p text:style-name="P48">Internally, 0 = false, non-zero = true.</text:p>
        </text:list-item>
        <text:list-item>
          <text:p text:style-name="P48">Automatically prints <text:span text:style-name="Source_20_Text">true</text:span> or <text:span text:style-name="Source_20_Text">false</text:span>.</text:p>
        </text:list-item>
      </text:list>
      <text:p text:style-name="Horizontal_20_Line"/>
      <text:h text:style-name="Heading_20_2" text:outline-level="2">5.8 Printing Characters</text:h>
      <text:p text:style-name="P1"><text:span text:style-name="Source_20_Text">outputc("Letter: ", 'A');</text:span></text:p>
      <text:list text:style-name="L48">
        <text:list-item>
          <text:p text:style-name="P49">Appends newline automatically.</text:p>
        </text:list-item>
        <text:list-item>
          <text:p text:style-name="P49"><text:soft-page-break/>Supports any single character variable.</text:p>
        </text:list-item>
      </text:list>
      <text:p text:style-name="Horizontal_20_Line"/>
      <text:h text:style-name="Heading_20_2" text:outline-level="2">5.9 Input Strings</text:h>
      <text:p text:style-name="Preformatted_20_Text"><text:span text:style-name="Source_20_Text">str buffer[64];</text:span></text:p>
      <text:p text:style-name="Preformatted_20_Text"><text:span text:style-name="Source_20_Text">input("Enter your name: ", buffer, sizeof(buffer));</text:span></text:p>
      <text:p text:style-name="Preformatted_20_Text"><text:span text:style-name="Source_20_Text">output("Hello, ");</text:span></text:p>
      <text:p text:style-name="Preformatted_20_Text"><text:span text:style-name="Source_20_Text">output(buffer);</text:span></text:p>
      <text:p text:style-name="P1"><text:span text:style-name="Source_20_Text">outputln();</text:span></text:p>
      <text:list text:style-name="L49">
        <text:list-item>
          <text:p text:style-name="P50">Prompts user with a string.</text:p>
        </text:list-item>
        <text:list-item>
          <text:p text:style-name="P50">Reads up to <text:span text:style-name="Source_20_Text">size-1</text:span> characters, ensuring null-termination.</text:p>
        </text:list-item>
        <text:list-item>
          <text:p text:style-name="P50">No need for <text:span text:style-name="Source_20_Text">fgets</text:span> or manual termination checks.</text:p>
        </text:list-item>
      </text:list>
      <text:p text:style-name="Horizontal_20_Line"/>
      <text:h text:style-name="Heading_20_2" text:outline-level="2">5.10 Buffer and Safety Notes</text:h>
      <text:list text:style-name="L50">
        <text:list-item>
          <text:p text:style-name="P51">Always allocate sufficient buffer for <text:span text:style-name="Source_20_Text">input</text:span>.</text:p>
        </text:list-item>
        <text:list-item>
          <text:p text:style-name="P51">Maximum length is determined by <text:span text:style-name="Source_20_Text">size</text:span> parameter.</text:p>
        </text:list-item>
        <text:list-item>
          <text:p text:style-name="P51">Input does <text:span text:style-name="Strong_20_Emphasis">not trim newline characters</text:span> automatically; handle if necessary:</text:p>
        </text:list-item>
      </text:list>
      <text:p text:style-name="P1"><text:span text:style-name="Source_20_Text">buffer[n-1] = '\0'; // ensure safe string termination</text:span></text:p>
      <text:p text:style-name="Horizontal_20_Line"/>
      <text:h text:style-name="Heading_20_2" text:outline-level="2">5.11 Combining Multiple Output Functions</text:h>
      <text:p text:style-name="Preformatted_20_Text"><text:span text:style-name="Source_20_Text">num x = 10;</text:span></text:p>
      <text:p text:style-name="Preformatted_20_Text"><text:span text:style-name="Source_20_Text">Mfloat y = 2.718;</text:span></text:p>
      <text:p text:style-name="Preformatted_20_Text"><text:span text:style-name="Source_20_Text">str c = 'Z';</text:span></text:p>
      <text:p text:style-name="Preformatted_20_Text"><text:span text:style-name="Source_20_Text">num flag = 1;</text:span></text:p>
      <text:p text:style-name="Preformatted_20_Text"/>
      <text:p text:style-name="Preformatted_20_Text"><text:span text:style-name="Source_20_Text">output("Integer: "); outputn("x = ", x);</text:span></text:p>
      <text:p text:style-name="Preformatted_20_Text"><text:span text:style-name="Source_20_Text">output("Float: "); outputf("y = ", y);</text:span></text:p>
      <text:p text:style-name="Preformatted_20_Text"><text:span text:style-name="Source_20_Text">output("Char: "); outputc("c = ", c);</text:span></text:p>
      <text:p text:style-name="Preformatted_20_Text"><text:span text:style-name="Source_20_Text">output("Boolean: "); outputb("flag = ", flag);</text:span></text:p>
      <text:p text:style-name="P1"><text:span text:style-name="Source_20_Text">outputln();</text:span></text:p>
      <text:list text:style-name="L51">
        <text:list-item>
          <text:p text:style-name="P52">Functions can be chained for complex outputs.</text:p>
        </text:list-item>
        <text:list-item>
          <text:p text:style-name="P52">Keeps output consistent across types.</text:p>
        </text:list-item>
      </text:list>
      <text:p text:style-name="Horizontal_20_Line"/>
      <text:h text:style-name="Heading_20_2" text:outline-level="2">5.12 File Output</text:h>
      <text:p text:style-name="Preformatted_20_Text"><text:span text:style-name="Source_20_Text">file("log.txt", "Program started\n");</text:span></text:p>
      <text:p text:style-name="P1"><text:span text:style-name="Source_20_Text">file("data.txt", "42 3.14\n");</text:span></text:p>
      <text:list text:style-name="L52">
        <text:list-item>
          <text:p text:style-name="P53">Simple creation and overwriting.</text:p>
        </text:list-item>
        <text:list-item>
          <text:p text:style-name="P53"><text:soft-page-break/>No need for <text:span text:style-name="Source_20_Text">fopen</text:span>, <text:span text:style-name="Source_20_Text">fprintf</text:span>, <text:span text:style-name="Source_20_Text">fclose</text:span>.</text:p>
        </text:list-item>
      </text:list>
      <text:p text:style-name="Horizontal_20_Line"/>
      <text:h text:style-name="Heading_20_2" text:outline-level="2">5.13 Reading and Writing with <text:span text:style-name="Source_20_Text">input</text:span> and <text:span text:style-name="Source_20_Text">file</text:span></text:h>
      <text:list text:style-name="L53">
        <text:list-item>
          <text:p text:style-name="P54">Example of reading a string and saving to file:</text:p>
        </text:list-item>
      </text:list>
      <text:p text:style-name="Preformatted_20_Text"><text:span text:style-name="Source_20_Text">str name[64];</text:span></text:p>
      <text:p text:style-name="Preformatted_20_Text"><text:span text:style-name="Source_20_Text">input("Enter file name: ", name, sizeof(name));</text:span></text:p>
      <text:p text:style-name="P1"><text:span text:style-name="Source_20_Text">file(name, "Hello, Void C!\n");</text:span></text:p>
      <text:list text:style-name="L54">
        <text:list-item>
          <text:p text:style-name="P55">Streamlined workflow: read → process → write.</text:p>
        </text:list-item>
      </text:list>
      <text:p text:style-name="Horizontal_20_Line"/>
      <text:h text:style-name="Heading_20_2" text:outline-level="2">5.14 Best Practices</text:h>
      <text:list text:style-name="L55">
        <text:list-item>
          <text:p text:style-name="P56">Use separate functions for I/O-heavy code to improve readability.</text:p>
        </text:list-item>
        <text:list-item>
          <text:p text:style-name="P56">Prefer <text:span text:style-name="Source_20_Text">output</text:span> functions over <text:span text:style-name="Source_20_Text">printf</text:span> to avoid format string errors.</text:p>
        </text:list-item>
        <text:list-item>
          <text:p text:style-name="P56">Always check buffer sizes for <text:span text:style-name="Source_20_Text">input</text:span>.</text:p>
        </text:list-item>
        <text:list-item>
          <text:p text:style-name="P56">Use <text:span text:style-name="Source_20_Text">outputln</text:span> for better formatting in loops or repeated outputs.</text:p>
        </text:list-item>
        <text:list-item>
          <text:p text:style-name="P56">For debugging, combine <text:span text:style-name="Source_20_Text">outputp</text:span>, <text:span text:style-name="Source_20_Text">outputhx</text:span>, and <text:span text:style-name="Source_20_Text">outputb</text:span> to log variables safely.</text:p>
        </text:list-item>
        <text:list-item>
          <text:p text:style-name="P56">Avoid mixing standard C I/O (<text:span text:style-name="Source_20_Text">scanf</text:span>, <text:span text:style-name="Source_20_Text">printf</text:span>) with <text:span text:style-name="Source_20_Text">still.h</text:span> functions.</text:p>
        </text:list-item>
      </text:list>
      <text:p text:style-name="Horizontal_20_Line"/>
      <text:h text:style-name="Heading_20_2" text:outline-level="2">5.15 Example Program: Input &amp; Output</text:h>
      <text:p text:style-name="Preformatted_20_Text"><text:span text:style-name="Source_20_Text">#include &lt;still.h&gt;</text:span></text:p>
      <text:p text:style-name="Preformatted_20_Text"/>
      <text:p text:style-name="Preformatted_20_Text"><text:span text:style-name="Source_20_Text"><text:span text:style-name="T2">num </text:span></text:span><text:span text:style-name="Source_20_Text">run() {</text:span></text:p>
      <text:p text:style-name="Preformatted_20_Text"><text:span text:style-name="Source_20_Text"><text:s text:c="4"/>str name[32];</text:span></text:p>
      <text:p text:style-name="Preformatted_20_Text"><text:span text:style-name="Source_20_Text"><text:s text:c="4"/>num age;</text:span></text:p>
      <text:p text:style-name="Preformatted_20_Text"><text:span text:style-name="Source_20_Text"><text:s text:c="4"/>Mfloat gpa;</text:span></text:p>
      <text:p text:style-name="Preformatted_20_Text"/>
      <text:p text:style-name="Preformatted_20_Text"><text:span text:style-name="Source_20_Text"><text:s text:c="4"/>input("Enter your name: ", name, sizeof(name));</text:span></text:p>
      <text:p text:style-name="Preformatted_20_Text"><text:span text:style-name="Source_20_Text"><text:s text:c="4"/>input("Enter your age: ", (char*)&amp;age, sizeof(num));</text:span></text:p>
      <text:p text:style-name="Preformatted_20_Text"><text:span text:style-name="Source_20_Text"><text:s text:c="4"/>input("Enter your GPA: ", (char*)&amp;gpa, sizeof(Mfloat));</text:span></text:p>
      <text:p text:style-name="Preformatted_20_Text"/>
      <text:p text:style-name="Preformatted_20_Text"><text:span text:style-name="Source_20_Text"><text:s text:c="4"/>output("Hello, "); output(name); outputln();</text:span></text:p>
      <text:p text:style-name="Preformatted_20_Text"><text:span text:style-name="Source_20_Text"><text:s text:c="4"/>outputn("Age: ", age);</text:span></text:p>
      <text:p text:style-name="Preformatted_20_Text"><text:span text:style-name="Source_20_Text"><text:s text:c="4"/>outputf("GPA: ", gpa);</text:span></text:p>
      <text:p text:style-name="Preformatted_20_Text"/>
      <text:p text:style-name="Preformatted_20_Text"><text:span text:style-name="Source_20_Text"><text:s text:c="4"/>ret 0;</text:span></text:p>
      <text:p text:style-name="P1"><text:span text:style-name="Source_20_Text">}</text:span></text:p>
      <text:list text:style-name="L56">
        <text:list-item>
          <text:p text:style-name="P57">Demonstrates reading strings, numbers, and floats.</text:p>
        </text:list-item>
        <text:list-item>
          <text:p text:style-name="P57">Uses <text:span text:style-name="Source_20_Text">output</text:span>, <text:span text:style-name="Source_20_Text">outputn</text:span>, and <text:span text:style-name="Source_20_Text">outputf</text:span> to display values clearly.</text:p>
        </text:list-item>
      </text:list>
      <text:p text:style-name="Horizontal_20_Line"/>
      <text:p text:style-name="Text_20_body"/>
      <text:p text:style-name="Text_20_body"><text:soft-page-break/></text:p>
      <text:h text:style-name="Heading_20_1" text:outline-level="1"><text:span text:style-name="Strong_20_Emphasis">Void C: Part 6 – File &amp; System Operations</text:span></text:h>
      <text:h text:style-name="Heading_20_2" text:outline-level="2">6.1 Overview</text:h>
      <text:p text:style-name="Text_20_body">Void C provides simple, low-level file and system management functions. Instead of <text:span text:style-name="Source_20_Text">fopen</text:span>, <text:span text:style-name="Source_20_Text">fclose</text:span>, or <text:span text:style-name="Source_20_Text">system</text:span>, <text:span text:style-name="Source_20_Text">still.h</text:span> offers:</text:p>
      <text:list text:style-name="L57">
        <text:list-item>
          <text:p text:style-name="P58"><text:span text:style-name="Source_20_Text">file</text:span> → create/write files</text:p>
        </text:list-item>
        <text:list-item>
          <text:p text:style-name="P58"><text:span text:style-name="Source_20_Text">del</text:span> → delete files</text:p>
        </text:list-item>
        <text:list-item>
          <text:p text:style-name="P58"><text:span text:style-name="Source_20_Text">bash</text:span> → run shell commands</text:p>
        </text:list-item>
      </text:list>
      <text:p text:style-name="Text_20_body">The design emphasizes <text:span text:style-name="Strong_20_Emphasis">clarity, simplicity, and safety</text:span>, giving direct access to the operating system.</text:p>
      <text:p text:style-name="Horizontal_20_Line"/>
      <text:h text:style-name="Heading_20_2" text:outline-level="2">6.2 Writing to Files</text:h>
      <text:p text:style-name="Preformatted_20_Text"><text:span text:style-name="Source_20_Text">file("hello.txt", "Hello, Void C!\n");</text:span></text:p>
      <text:p text:style-name="P1"><text:span text:style-name="Source_20_Text">file("data.txt", "42 3.14\n");</text:span></text:p>
      <text:list text:style-name="L58">
        <text:list-item>
          <text:p text:style-name="P59">Overwrites existing files.</text:p>
        </text:list-item>
        <text:list-item>
          <text:p text:style-name="P59">Automatically sets permissions: <text:span text:style-name="Source_20_Text">0644</text:span> on Unix-like systems.</text:p>
        </text:list-item>
        <text:list-item>
          <text:p text:style-name="P59">Uses low-level <text:span text:style-name="Source_20_Text">open</text:span> + <text:span text:style-name="Source_20_Text">write</text:span> system calls.</text:p>
        </text:list-item>
      </text:list>
      <text:p text:style-name="Horizontal_20_Line"/>
      <text:h text:style-name="Heading_20_2" text:outline-level="2">6.3 Deleting Files</text:h>
      <text:p text:style-name="P1"><text:span text:style-name="Source_20_Text">del("hello.txt");</text:span></text:p>
      <text:list text:style-name="L59">
        <text:list-item>
          <text:p text:style-name="P60">Calls <text:span text:style-name="Source_20_Text">unlink</text:span> to remove files.</text:p>
        </text:list-item>
        <text:list-item>
          <text:p text:style-name="P60">Works on any file accessible by the user.</text:p>
        </text:list-item>
        <text:list-item>
          <text:p text:style-name="P60">Avoids complexity of <text:span text:style-name="Source_20_Text">remove()</text:span> in standard C.</text:p>
        </text:list-item>
      </text:list>
      <text:p text:style-name="Horizontal_20_Line"/>
      <text:h text:style-name="Heading_20_2" text:outline-level="2">6.4 File Contents Example</text:h>
      <text:p text:style-name="Preformatted_20_Text"><text:span text:style-name="Source_20_Text">file("numbers.txt", "1 2 3 4 5\n");</text:span></text:p>
      <text:p text:style-name="Preformatted_20_Text"><text:span text:style-name="Source_20_Text">str buffer[64];</text:span></text:p>
      <text:p text:style-name="Preformatted_20_Text"><text:span text:style-name="Source_20_Text">input("Enter new line for file: ", buffer, sizeof(buffer));</text:span></text:p>
      <text:p text:style-name="P1"><text:span text:style-name="Source_20_Text">file("numbers.txt", buffer);</text:span></text:p>
      <text:list text:style-name="L60">
        <text:list-item>
          <text:p text:style-name="P61">Simple workflow: input → file.</text:p>
        </text:list-item>
        <text:list-item>
          <text:p text:style-name="P61"><text:span text:style-name="Source_20_Text">file</text:span> replaces entire content; append requires custom logic.</text:p>
        </text:list-item>
      </text:list>
      <text:p text:style-name="Horizontal_20_Line"><text:soft-page-break/></text:p>
      <text:h text:style-name="Heading_20_2" text:outline-level="2">6.5 Running Shell Commands</text:h>
      <text:p text:style-name="P1"><text:span text:style-name="Source_20_Text">int status = bash("ls -la");</text:span></text:p>
      <text:list text:style-name="L61">
        <text:list-item>
          <text:p text:style-name="P62">Forks a child process.</text:p>
        </text:list-item>
        <text:list-item>
          <text:p text:style-name="P62">Executes command with <text:span text:style-name="Source_20_Text">/bin/sh -c</text:span>.</text:p>
        </text:list-item>
        <text:list-item>
          <text:p text:style-name="P62">Returns exit code for checking success.</text:p>
        </text:list-item>
      </text:list>
      <text:p text:style-name="Horizontal_20_Line"/>
      <text:h text:style-name="Heading_20_2" text:outline-level="2">6.6 Checking Status Codes</text:h>
      <text:p text:style-name="Preformatted_20_Text"><text:span text:style-name="Source_20_Text">int status = bash("false");</text:span></text:p>
      <text:p text:style-name="Preformatted_20_Text"><text:span text:style-name="Source_20_Text">if (status != 0) {</text:span></text:p>
      <text:p text:style-name="Preformatted_20_Text"><text:span text:style-name="Source_20_Text"><text:s text:c="4"/>warnings("Command failed!");</text:span></text:p>
      <text:p text:style-name="P1"><text:span text:style-name="Source_20_Text">}</text:span></text:p>
      <text:list text:style-name="L62">
        <text:list-item>
          <text:p text:style-name="P63">0 → success</text:p>
        </text:list-item>
        <text:list-item>
          <text:p text:style-name="P63">Non-zero → error code from shell</text:p>
        </text:list-item>
        <text:list-item>
          <text:p text:style-name="P63">Use <text:span text:style-name="Source_20_Text">log</text:span>, <text:span text:style-name="Source_20_Text">warnings</text:span>, <text:span text:style-name="Source_20_Text">errors</text:span> to report status.</text:p>
        </text:list-item>
      </text:list>
      <text:p text:style-name="Horizontal_20_Line"/>
      <text:h text:style-name="Heading_20_2" text:outline-level="2">6.7 Example: List Files and Save Output</text:h>
      <text:p text:style-name="Preformatted_20_Text"><text:span text:style-name="Source_20_Text">bash("ls &gt; output.txt");</text:span></text:p>
      <text:p text:style-name="P1"><text:span text:style-name="Source_20_Text">file("log.txt", "Listing saved to output.txt\n");</text:span></text:p>
      <text:list text:style-name="L63">
        <text:list-item>
          <text:p text:style-name="P64">Combines shell command and file writing.</text:p>
        </text:list-item>
        <text:list-item>
          <text:p text:style-name="P64">Lightweight alternative to <text:span text:style-name="Source_20_Text">popen</text:span> or <text:span text:style-name="Source_20_Text">fopen</text:span>.</text:p>
        </text:list-item>
      </text:list>
      <text:p text:style-name="Horizontal_20_Line"/>
      <text:h text:style-name="Heading_20_2" text:outline-level="2">6.8 Permissions &amp; Access</text:h>
      <text:p text:style-name="Text_20_body">Files created via <text:span text:style-name="Source_20_Text">file()</text:span> have default permissions:</text:p>
      <text:p text:style-name="P1"><text:span text:style-name="Source_20_Text">-rw-r--r-- <text:s/>(0644)</text:span></text:p>
      <text:list text:style-name="L64">
        <text:list-item>
          <text:p text:style-name="P65">Owner can read/write.</text:p>
        </text:list-item>
        <text:list-item>
          <text:p text:style-name="P65">Group/others can read.</text:p>
        </text:list-item>
        <text:list-item>
          <text:p text:style-name="P65">Modify manually with <text:span text:style-name="Source_20_Text">bash("chmod 600 myfile.txt")</text:span> if stricter permissions are needed.</text:p>
        </text:list-item>
      </text:list>
      <text:p text:style-name="Horizontal_20_Line"/>
      <text:h text:style-name="Heading_20_2" text:outline-level="2"><text:soft-page-break/>6.9 Combining File &amp; I/O Functions</text:h>
      <text:p text:style-name="Preformatted_20_Text"><text:span text:style-name="Source_20_Text">str name[32];</text:span></text:p>
      <text:p text:style-name="Preformatted_20_Text"><text:span text:style-name="Source_20_Text">input("Enter filename: ", name, sizeof(name));</text:span></text:p>
      <text:p text:style-name="Preformatted_20_Text"><text:span text:style-name="Source_20_Text">file(name, "Header: Void C File\n");</text:span></text:p>
      <text:p text:style-name="P1"><text:span text:style-name="Source_20_Text">output("File created: "); output(name); outputln();</text:span></text:p>
      <text:list text:style-name="L65">
        <text:list-item>
          <text:p text:style-name="P66">Demonstrates seamless integration with <text:span text:style-name="Source_20_Text">input</text:span> and <text:span text:style-name="Source_20_Text">output</text:span>.</text:p>
        </text:list-item>
        <text:list-item>
          <text:p text:style-name="P66">No need for <text:span text:style-name="Source_20_Text">fclose</text:span> or buffer flushing.</text:p>
        </text:list-item>
      </text:list>
      <text:p text:style-name="Horizontal_20_Line"/>
      <text:h text:style-name="Heading_20_2" text:outline-level="2">6.10 Logging &amp; System Interaction</text:h>
      <text:p text:style-name="Preformatted_20_Text"><text:span text:style-name="Source_20_Text">log("Creating backup...");</text:span></text:p>
      <text:p text:style-name="Preformatted_20_Text"><text:span text:style-name="Source_20_Text">int result = bash("cp data.txt backup.txt");</text:span></text:p>
      <text:p text:style-name="Preformatted_20_Text"><text:span text:style-name="Source_20_Text">if(result != 0) errors("Backup failed!");</text:span></text:p>
      <text:p text:style-name="P1"><text:span text:style-name="Source_20_Text">else output("Backup successful\n");</text:span></text:p>
      <text:list text:style-name="L66">
        <text:list-item>
          <text:p text:style-name="P67">Combines logging, system commands, and status code handling.</text:p>
        </text:list-item>
        <text:list-item>
          <text:p text:style-name="P67">Encourages structured, readable operations with minimal boilerplate.</text:p>
        </text:list-item>
      </text:list>
      <text:p text:style-name="Horizontal_20_Line"/>
      <text:h text:style-name="Heading_20_2" text:outline-level="2">6.11 Best Practices</text:h>
      <text:list text:style-name="L67">
        <text:list-item>
          <text:p text:style-name="P68">Always check exit status from <text:span text:style-name="Source_20_Text">bash</text:span>.</text:p>
        </text:list-item>
        <text:list-item>
          <text:p text:style-name="P68">Be cautious with file overwriting; <text:span text:style-name="Source_20_Text">file()</text:span> replaces content.</text:p>
        </text:list-item>
        <text:list-item>
          <text:p text:style-name="P68">Combine <text:span text:style-name="Source_20_Text">output</text:span> functions for feedback after system operations.</text:p>
        </text:list-item>
        <text:list-item>
          <text:p text:style-name="P68">For complex file manipulation (append, read lines), implement custom logic using <text:span text:style-name="Source_20_Text">alloc</text:span> and <text:span text:style-name="Source_20_Text">write</text:span>.</text:p>
        </text:list-item>
        <text:list-item>
          <text:p text:style-name="P68">Avoid mixing standard C file operations with <text:span text:style-name="Source_20_Text">still.h</text:span> file functions.</text:p>
        </text:list-item>
      </text:list>
      <text:p text:style-name="Horizontal_20_Line"/>
      <text:h text:style-name="Heading_20_2" text:outline-level="2">6.12 Example Program: File &amp; System Operations</text:h>
      <text:p text:style-name="Preformatted_20_Text"><text:span text:style-name="Source_20_Text">#include &lt;still.h&gt;</text:span></text:p>
      <text:p text:style-name="Preformatted_20_Text"/>
      <text:p text:style-name="Preformatted_20_Text"><text:span text:style-name="Source_20_Text"><text:span text:style-name="T2">num </text:span></text:span><text:span text:style-name="Source_20_Text">run() {</text:span></text:p>
      <text:p text:style-name="Preformatted_20_Text"><text:span text:style-name="Source_20_Text"><text:s text:c="4"/>str filename[64];</text:span></text:p>
      <text:p text:style-name="Preformatted_20_Text"><text:span text:style-name="Source_20_Text"><text:s text:c="4"/>input("Enter filename to create: ", filename, sizeof(filename));</text:span></text:p>
      <text:p text:style-name="Preformatted_20_Text"/>
      <text:p text:style-name="Preformatted_20_Text"><text:span text:style-name="Source_20_Text"><text:s text:c="4"/>file(filename, "Void C File Example\n");</text:span></text:p>
      <text:p text:style-name="Preformatted_20_Text"/>
      <text:p text:style-name="Preformatted_20_Text"><text:span text:style-name="Source_20_Text"><text:s text:c="4"/>log("Listing current directory:");</text:span></text:p>
      <text:p text:style-name="Preformatted_20_Text"><text:span text:style-name="Source_20_Text"><text:s text:c="4"/>bash("ls -la");</text:span></text:p>
      <text:p text:style-name="Preformatted_20_Text"/>
      <text:p text:style-name="Preformatted_20_Text"><text:span text:style-name="Source_20_Text"><text:s text:c="4"/>output("Deleting test file...\n");</text:span></text:p>
      <text:p text:style-name="Preformatted_20_Text"><text:span text:style-name="Source_20_Text"><text:s text:c="4"/>del(filename);</text:span></text:p>
      <text:p text:style-name="Preformatted_20_Text"/>
      <text:p text:style-name="Preformatted_20_Text"><text:span text:style-name="Source_20_Text"><text:s text:c="4"/>ret 0;</text:span></text:p>
      <text:p text:style-name="P1"><text:soft-page-break/><text:span text:style-name="Source_20_Text">}</text:span></text:p>
      <text:list text:style-name="L68">
        <text:list-item>
          <text:p text:style-name="P69">Demonstrates file creation, logging, shell command, and deletion.</text:p>
        </text:list-item>
        <text:list-item>
          <text:p text:style-name="P69">Illustrates <text:span text:style-name="Strong_20_Emphasis">integration between I/O, file, and system functions</text:span>.</text:p>
        </text:list-item>
      </text:list>
      <text:p text:style-name="Horizontal_20_Line"/>
      <text:p text:style-name="Text_20_body"/>
      <text:h text:style-name="Heading_20_1" text:outline-level="1"><text:span text:style-name="Strong_20_Emphasis">Void C: Part 7 – Memory Management</text:span></text:h>
      <text:h text:style-name="Heading_20_2" text:outline-level="2">7.1 Overview</text:h>
      <text:p text:style-name="Text_20_body">Void C abandons <text:span text:style-name="Source_20_Text">malloc</text:span>/<text:span text:style-name="Source_20_Text">free</text:span> em favor de <text:span text:style-name="Strong_20_Emphasis">explicit memory mapping</text:span> via <text:span text:style-name="Source_20_Text">alloc</text:span> and <text:span text:style-name="Source_20_Text">garbage</text:span>. This approach gives full control over memory and avoids hidden overhead or fragmentation.</text:p>
      <text:list text:style-name="L69">
        <text:list-item>
          <text:p text:style-name="P70"><text:span text:style-name="Source_20_Text">alloc(size_t size)</text:span> → allocate memory</text:p>
        </text:list-item>
        <text:list-item>
          <text:p text:style-name="P70"><text:span text:style-name="Source_20_Text">garbage(void *p, size_t size)</text:span> → free memory</text:p>
        </text:list-item>
      </text:list>
      <text:p text:style-name="Horizontal_20_Line"/>
      <text:h text:style-name="Heading_20_2" text:outline-level="2">7.2 Allocating Memory</text:h>
      <text:p text:style-name="Preformatted_20_Text"><text:span text:style-name="Source_20_Text">void *ptr = alloc(1024); <text:s/>// allocate 1 KB</text:span></text:p>
      <text:p text:style-name="P1"><text:span text:style-name="Source_20_Text">if(ptr == NULL) errors("Allocation failed!");</text:span></text:p>
      <text:list text:style-name="L70">
        <text:list-item>
          <text:p text:style-name="P71">Uses <text:span text:style-name="Source_20_Text">mmap</text:span> internally.</text:p>
        </text:list-item>
        <text:list-item>
          <text:p text:style-name="P71">Returns a pointer to a contiguous memory block.</text:p>
        </text:list-item>
        <text:list-item>
          <text:p text:style-name="P71">Safe for integers, floats, structs, or buffers.</text:p>
        </text:list-item>
      </text:list>
      <text:p text:style-name="Horizontal_20_Line"/>
      <text:h text:style-name="Heading_20_2" text:outline-level="2">7.3 Freeing Memory</text:h>
      <text:p text:style-name="P1"><text:span text:style-name="Source_20_Text">garbage(ptr, 1024); <text:s/>// release memory</text:span></text:p>
      <text:list text:style-name="L71">
        <text:list-item>
          <text:p text:style-name="P72">Uses <text:span text:style-name="Source_20_Text">munmap</text:span> internally.</text:p>
        </text:list-item>
        <text:list-item>
          <text:p text:style-name="P72">Requires <text:span text:style-name="Strong_20_Emphasis">exact size</text:span> for deallocation.</text:p>
        </text:list-item>
        <text:list-item>
          <text:p text:style-name="P72">No hidden bookkeeping; user is responsible.</text:p>
        </text:list-item>
      </text:list>
      <text:p text:style-name="Horizontal_20_Line"/>
      <text:h text:style-name="Heading_20_2" text:outline-level="2">7.4 Using Allocated Memory</text:h>
      <text:p text:style-name="Preformatted_20_Text"><text:span text:style-name="Source_20_Text">num *array = (num*)alloc(5 * sizeof(num));</text:span></text:p>
      <text:p text:style-name="Preformatted_20_Text"><text:span text:style-name="Source_20_Text">for(num i=0;i&lt;5;i=i+1) array[i] = i * 2;</text:span></text:p>
      <text:p text:style-name="Preformatted_20_Text"><text:span text:style-name="Source_20_Text">for(num i=0;i&lt;5;i=i+1) outputn("Value: ", array[i]);</text:span></text:p>
      <text:p text:style-name="P1"><text:span text:style-name="Source_20_Text">garbage(array, 5 * sizeof(num));</text:span></text:p>
      <text:list text:style-name="L72">
        <text:list-item>
          <text:p text:style-name="P73"><text:soft-page-break/>Explicitly track sizes.</text:p>
        </text:list-item>
        <text:list-item>
          <text:p text:style-name="P73">Works seamlessly with <text:span text:style-name="Source_20_Text">num</text:span>, <text:span text:style-name="Source_20_Text">Mfloat</text:span>, <text:span text:style-name="Source_20_Text">str</text:span>, and structs.</text:p>
        </text:list-item>
      </text:list>
      <text:p text:style-name="Horizontal_20_Line"/>
      <text:h text:style-name="Heading_20_2" text:outline-level="2">7.5 Structs in Allocated Memory</text:h>
      <text:p text:style-name="Preformatted_20_Text"><text:span text:style-name="Source_20_Text">construction Point { Mfloat x; Mfloat y; };</text:span></text:p>
      <text:p text:style-name="Preformatted_20_Text"><text:span text:style-name="Source_20_Text">Point *p = (Point*)alloc(sizeof(Point));</text:span></text:p>
      <text:p text:style-name="Preformatted_20_Text"><text:span text:style-name="Source_20_Text">p-&gt;x = 1.0;</text:span></text:p>
      <text:p text:style-name="Preformatted_20_Text"><text:span text:style-name="Source_20_Text">p-&gt;y = 2.0;</text:span></text:p>
      <text:p text:style-name="P1"><text:span text:style-name="Source_20_Text">garbage(p, sizeof(Point));</text:span></text:p>
      <text:list text:style-name="L73">
        <text:list-item>
          <text:p text:style-name="P74">Supports pointer dereferencing and struct initialization.</text:p>
        </text:list-item>
        <text:list-item>
          <text:p text:style-name="P74">Memory layout identical to standard C structs.</text:p>
        </text:list-item>
      </text:list>
      <text:p text:style-name="Horizontal_20_Line"/>
      <text:h text:style-name="Heading_20_2" text:outline-level="2">7.6 Arrays of Pointers</text:h>
      <text:p text:style-name="Preformatted_20_Text"><text:span text:style-name="Source_20_Text">num **matrix = (num**)alloc(3 * sizeof(num*));</text:span></text:p>
      <text:p text:style-name="P1"><text:span text:style-name="Source_20_Text">for(num i=0;i&lt;3;i=i+1) matrix[i] = (num*)alloc(3 * sizeof(num));</text:span></text:p>
      <text:list text:style-name="L74">
        <text:list-item>
          <text:p text:style-name="P75">Nested allocations require <text:span text:style-name="Strong_20_Emphasis">individual deallocation</text:span>:</text:p>
        </text:list-item>
      </text:list>
      <text:p text:style-name="Preformatted_20_Text"><text:span text:style-name="Source_20_Text">for(num i=0;i&lt;3;i=i+1) garbage(matrix[i], 3 * sizeof(num));</text:span></text:p>
      <text:p text:style-name="P1"><text:span text:style-name="Source_20_Text">garbage(matrix, 3 * sizeof(num*));</text:span></text:p>
      <text:list text:style-name="L75">
        <text:list-item>
          <text:p text:style-name="P76">Avoid memory leaks by tracking every block.</text:p>
        </text:list-item>
      </text:list>
      <text:p text:style-name="Horizontal_20_Line"/>
      <text:h text:style-name="Heading_20_2" text:outline-level="2">7.7 Pointer Safety</text:h>
      <text:list text:style-name="L76">
        <text:list-item>
          <text:p text:style-name="P77">Always initialize pointers.</text:p>
        </text:list-item>
        <text:list-item>
          <text:p text:style-name="P77">Check for <text:span text:style-name="Source_20_Text">NULL</text:span> after <text:span text:style-name="Source_20_Text">alloc</text:span>.</text:p>
        </text:list-item>
        <text:list-item>
          <text:p text:style-name="P77">Never free memory twice.</text:p>
        </text:list-item>
        <text:list-item>
          <text:p text:style-name="P77">Avoid out-of-bounds writes; no runtime checks exist.</text:p>
        </text:list-item>
        <text:list-item>
          <text:p text:style-name="P77">Use <text:span text:style-name="Source_20_Text">outputp</text:span> to debug addresses.</text:p>
        </text:list-item>
      </text:list>
      <text:p text:style-name="Horizontal_20_Line"/>
      <text:h text:style-name="Heading_20_2" text:outline-level="2">7.8 Example: Dynamic Array</text:h>
      <text:p text:style-name="Preformatted_20_Text"><text:span text:style-name="Source_20_Text">num n = 5;</text:span></text:p>
      <text:p text:style-name="Preformatted_20_Text"><text:span text:style-name="Source_20_Text">num *arr = (num*)alloc(n * sizeof(num));</text:span></text:p>
      <text:p text:style-name="Preformatted_20_Text"><text:span text:style-name="Source_20_Text">for(num i=0;i&lt;n;i=i+1) arr[i] = i*i;</text:span></text:p>
      <text:p text:style-name="Preformatted_20_Text"><text:span text:style-name="Source_20_Text">for(num i=0;i&lt;n;i=i+1) outputn("Square: ", arr[i]);</text:span></text:p>
      <text:p text:style-name="P1"><text:span text:style-name="Source_20_Text">garbage(arr, n * sizeof(num));</text:span></text:p>
      <text:list text:style-name="L77">
        <text:list-item>
          <text:p text:style-name="P78">Demonstrates dynamic allocation, initialization, and deallocation.</text:p>
        </text:list-item>
        <text:list-item>
          <text:p text:style-name="P78"><text:soft-page-break/>Simple memory tracking with <text:span text:style-name="Source_20_Text">num</text:span> arrays.</text:p>
        </text:list-item>
      </text:list>
      <text:p text:style-name="Horizontal_20_Line"/>
      <text:h text:style-name="Heading_20_2" text:outline-level="2">7.9 Memory Logging</text:h>
      <text:p text:style-name="Preformatted_20_Text"><text:span text:style-name="Source_20_Text">void *p = alloc(512);</text:span></text:p>
      <text:p text:style-name="Preformatted_20_Text"><text:span text:style-name="Source_20_Text">log("Memory allocated at:");</text:span></text:p>
      <text:p text:style-name="Preformatted_20_Text"><text:span text:style-name="Source_20_Text">outputp("", p);</text:span></text:p>
      <text:p text:style-name="P1"><text:span text:style-name="Source_20_Text">garbage(p, 512);</text:span></text:p>
      <text:list text:style-name="L78">
        <text:list-item>
          <text:p text:style-name="P79">Combine <text:span text:style-name="Source_20_Text">alloc</text:span> with <text:span text:style-name="Source_20_Text">log</text:span> and <text:span text:style-name="Source_20_Text">outputp</text:span> to debug memory usage.</text:p>
        </text:list-item>
        <text:list-item>
          <text:p text:style-name="P79">Useful for large buffers or dynamic structures.</text:p>
        </text:list-item>
      </text:list>
      <text:p text:style-name="Horizontal_20_Line"/>
      <text:h text:style-name="Heading_20_2" text:outline-level="2">7.10 Best Practices</text:h>
      <text:list text:style-name="L79">
        <text:list-item>
          <text:p text:style-name="P80">Always store the size alongside pointer for <text:span text:style-name="Source_20_Text">garbage</text:span>.</text:p>
        </text:list-item>
        <text:list-item>
          <text:p text:style-name="P80">Use meaningful variable names for allocations.</text:p>
        </text:list-item>
        <text:list-item>
          <text:p text:style-name="P80">Minimize nested dynamic allocations when possible.</text:p>
        </text:list-item>
        <text:list-item>
          <text:p text:style-name="P80">Free memory as soon as it’s no longer needed.</text:p>
        </text:list-item>
        <text:list-item>
          <text:p text:style-name="P80">Avoid mixing <text:span text:style-name="Source_20_Text">alloc</text:span> with standard <text:span text:style-name="Source_20_Text">malloc</text:span> to prevent confusion.</text:p>
        </text:list-item>
        <text:list-item>
          <text:p text:style-name="P80">Debug with <text:span text:style-name="Source_20_Text">outputp</text:span> to ensure addresses are valid.</text:p>
        </text:list-item>
        <text:list-item>
          <text:p text:style-name="P80">Prefer stack allocation for small, temporary data.</text:p>
        </text:list-item>
        <text:list-item>
          <text:p text:style-name="P80">Test memory-intensive operations incrementally.</text:p>
        </text:list-item>
      </text:list>
      <text:p text:style-name="Horizontal_20_Line"/>
      <text:p text:style-name="Text_20_body"/>
      <text:h text:style-name="Heading_20_1" text:outline-level="1"><text:span text:style-name="Strong_20_Emphasis">Void C: Part 8 – Logging &amp; Debugging</text:span></text:h>
      <text:h text:style-name="Heading_20_2" text:outline-level="2">8.1 Overview</text:h>
      <text:p text:style-name="Text_20_body">Void C introduces <text:span text:style-name="Strong_20_Emphasis">built-in logging functions</text:span> to simplify debugging and tracking program execution:</text:p>
      <text:list text:style-name="L80">
        <text:list-item>
          <text:p text:style-name="P81"><text:span text:style-name="Source_20_Text">log(const char *msg)</text:span> → informational messages</text:p>
        </text:list-item>
        <text:list-item>
          <text:p text:style-name="P81"><text:span text:style-name="Source_20_Text">warnings(const char *msg)</text:span> → non-critical issues</text:p>
        </text:list-item>
        <text:list-item>
          <text:p text:style-name="P81"><text:span text:style-name="Source_20_Text">errors(const char *msg)</text:span> → critical issues</text:p>
        </text:list-item>
      </text:list>
      <text:p text:style-name="Text_20_body">These functions print standardized messages and help maintain readable output.</text:p>
      <text:p text:style-name="Horizontal_20_Line"/>
      <text:h text:style-name="Heading_20_2" text:outline-level="2"><text:soft-page-break/>8.2 Basic Logging</text:h>
      <text:p text:style-name="P1"><text:span text:style-name="Source_20_Text">log("Program started");</text:span></text:p>
      <text:list text:style-name="L81">
        <text:list-item>
          <text:p text:style-name="P82">Prints: <text:span text:style-name="Source_20_Text">[LOG] Program started</text:span></text:p>
        </text:list-item>
        <text:list-item>
          <text:p text:style-name="P82">Use for checkpoints and program flow tracing.</text:p>
        </text:list-item>
        <text:list-item>
          <text:p text:style-name="P82">Avoid excessive logging in performance-critical loops.</text:p>
        </text:list-item>
      </text:list>
      <text:p text:style-name="Horizontal_20_Line"/>
      <text:h text:style-name="Heading_20_2" text:outline-level="2">8.3 Warning Messages</text:h>
      <text:p text:style-name="P1"><text:span text:style-name="Source_20_Text">warnings("Memory usage is high");</text:span></text:p>
      <text:list text:style-name="L82">
        <text:list-item>
          <text:p text:style-name="P83">Prints: <text:span text:style-name="Source_20_Text">[WARN] Memory usage is high</text:span></text:p>
        </text:list-item>
        <text:list-item>
          <text:p text:style-name="P83">Indicates potential problems, not fatal errors.</text:p>
        </text:list-item>
        <text:list-item>
          <text:p text:style-name="P83">Useful for unexpected inputs or edge cases.</text:p>
        </text:list-item>
      </text:list>
      <text:p text:style-name="Horizontal_20_Line"/>
      <text:h text:style-name="Heading_20_2" text:outline-level="2">8.4 Error Messages</text:h>
      <text:p text:style-name="P1"><text:span text:style-name="Source_20_Text">errors("File not found");</text:span></text:p>
      <text:list text:style-name="L83">
        <text:list-item>
          <text:p text:style-name="P84">Prints: <text:span text:style-name="Source_20_Text">[ERROR] File not found</text:span></text:p>
        </text:list-item>
        <text:list-item>
          <text:p text:style-name="P84">Typically used for critical failures.</text:p>
        </text:list-item>
        <text:list-item>
          <text:p text:style-name="P84">Combine with <text:span text:style-name="Source_20_Text">ret</text:span> or <text:span text:style-name="Source_20_Text">end</text:span> for termination.</text:p>
        </text:list-item>
      </text:list>
      <text:p text:style-name="Horizontal_20_Line"/>
      <text:h text:style-name="Heading_20_2" text:outline-level="2">8.5 Example: Logging Workflow</text:h>
      <text:p text:style-name="Preformatted_20_Text"><text:span text:style-name="Source_20_Text">log("Initializing system");</text:span></text:p>
      <text:p text:style-name="Preformatted_20_Text"><text:span text:style-name="Source_20_Text">num status = bash("ls invalid_path");</text:span></text:p>
      <text:p text:style-name="Preformatted_20_Text"><text:span text:style-name="Source_20_Text">if(status != 0) warnings("Directory does not exist");</text:span></text:p>
      <text:p text:style-name="P1"><text:span text:style-name="Source_20_Text">log("System ready");</text:span></text:p>
      <text:list text:style-name="L84">
        <text:list-item>
          <text:p text:style-name="P85">Demonstrates using <text:span text:style-name="Source_20_Text">log</text:span> and <text:span text:style-name="Source_20_Text">warnings</text:span> for structured feedback.</text:p>
        </text:list-item>
        <text:list-item>
          <text:p text:style-name="P85">Keeps console output readable and categorized.</text:p>
        </text:list-item>
      </text:list>
      <text:p text:style-name="Horizontal_20_Line"/>
      <text:h text:style-name="Heading_20_2" text:outline-level="2">8.6 Debugging Pointers</text:h>
      <text:p text:style-name="Preformatted_20_Text"><text:span text:style-name="Source_20_Text">num x = 42;</text:span></text:p>
      <text:p text:style-name="Preformatted_20_Text"><text:span text:style-name="Source_20_Text">num *ptr = &amp;x;</text:span></text:p>
      <text:p text:style-name="Preformatted_20_Text"><text:span text:style-name="Source_20_Text">log("Pointer debug:");</text:span></text:p>
      <text:p text:style-name="P1"><text:span text:style-name="Source_20_Text">outputp("Address: ", ptr);</text:span></text:p>
      <text:list text:style-name="L85">
        <text:list-item>
          <text:p text:style-name="P86"><text:span text:style-name="Source_20_Text">outputp</text:span> shows exact memory location.</text:p>
        </text:list-item>
        <text:list-item>
          <text:p text:style-name="P86"><text:soft-page-break/>Useful when tracking dynamic allocations or arrays.</text:p>
        </text:list-item>
      </text:list>
      <text:p text:style-name="Horizontal_20_Line"/>
      <text:h text:style-name="Heading_20_2" text:outline-level="2">8.7 Debugging Floats</text:h>
      <text:p text:style-name="Preformatted_20_Text"><text:span text:style-name="Source_20_Text">Mfloat value = 3.14159;</text:span></text:p>
      <text:p text:style-name="Preformatted_20_Text"><text:span text:style-name="Source_20_Text">log("Float debug:");</text:span></text:p>
      <text:p text:style-name="P1"><text:span text:style-name="Source_20_Text">outputf("Value = ", value);</text:span></text:p>
      <text:list text:style-name="L86">
        <text:list-item>
          <text:p text:style-name="P87">Combines logging and formatted output.</text:p>
        </text:list-item>
        <text:list-item>
          <text:p text:style-name="P87">Ensures numeric precision is visible.</text:p>
        </text:list-item>
      </text:list>
      <text:p text:style-name="Horizontal_20_Line"/>
      <text:h text:style-name="Heading_20_2" text:outline-level="2">8.8 Conditional Logging</text:h>
      <text:p text:style-name="Preformatted_20_Text"><text:span text:style-name="Source_20_Text">num debug_mode = 1;</text:span></text:p>
      <text:p text:style-name="P1"><text:span text:style-name="Source_20_Text">if(debug_mode) log("Debug mode active");</text:span></text:p>
      <text:list text:style-name="L87">
        <text:list-item>
          <text:p text:style-name="P88">Enable or disable logging dynamically.</text:p>
        </text:list-item>
        <text:list-item>
          <text:p text:style-name="P88">Helps reduce noise in production environments.</text:p>
        </text:list-item>
      </text:list>
      <text:p text:style-name="Horizontal_20_Line"/>
      <text:h text:style-name="Heading_20_2" text:outline-level="2">8.9 Example Program: Full Debugging</text:h>
      <text:p text:style-name="Preformatted_20_Text"><text:span text:style-name="Source_20_Text">#include &lt;still.h&gt;</text:span></text:p>
      <text:p text:style-name="Preformatted_20_Text"/>
      <text:p text:style-name="Preformatted_20_Text"><text:span text:style-name="Source_20_Text"><text:span text:style-name="T2">num </text:span></text:span><text:span text:style-name="Source_20_Text">run() {</text:span></text:p>
      <text:p text:style-name="Preformatted_20_Text"><text:span text:style-name="Source_20_Text"><text:s text:c="4"/>log("Program start");</text:span></text:p>
      <text:p text:style-name="Preformatted_20_Text"/>
      <text:p text:style-name="Preformatted_20_Text"><text:span text:style-name="Source_20_Text"><text:s text:c="4"/>num *arr = (num*)alloc(5*sizeof(num));</text:span></text:p>
      <text:p text:style-name="Preformatted_20_Text"><text:span text:style-name="Source_20_Text"><text:s text:c="4"/>if(arr == NULL) errors("Allocation failed");</text:span></text:p>
      <text:p text:style-name="Preformatted_20_Text"/>
      <text:p text:style-name="Preformatted_20_Text"><text:span text:style-name="Source_20_Text"><text:s text:c="4"/>for(num i=0;i&lt;5;i=i+1) {</text:span></text:p>
      <text:p text:style-name="Preformatted_20_Text"><text:span text:style-name="Source_20_Text"><text:s text:c="8"/>arr[i] = i*i;</text:span></text:p>
      <text:p text:style-name="Preformatted_20_Text"><text:span text:style-name="Source_20_Text"><text:s text:c="8"/>outputn("Square: ", arr[i]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outputp("Array pointer: ", arr);</text:span></text:p>
      <text:p text:style-name="Preformatted_20_Text"><text:span text:style-name="Source_20_Text"><text:s text:c="4"/>garbage(arr, 5*sizeof(num));</text:span></text:p>
      <text:p text:style-name="Preformatted_20_Text"/>
      <text:p text:style-name="Preformatted_20_Text"><text:span text:style-name="Source_20_Text"><text:s text:c="4"/>warnings("Finished freeing memory");</text:span></text:p>
      <text:p text:style-name="Preformatted_20_Text"><text:span text:style-name="Source_20_Text"><text:s text:c="4"/>log("Program end");</text:span></text:p>
      <text:p text:style-name="Preformatted_20_Text"/>
      <text:p text:style-name="Preformatted_20_Text"><text:span text:style-name="Source_20_Text"><text:s text:c="4"/>ret 0;</text:span></text:p>
      <text:p text:style-name="P1"><text:span text:style-name="Source_20_Text">}</text:span></text:p>
      <text:list text:style-name="L88">
        <text:list-item>
          <text:p text:style-name="P89">Combines logging, warnings, errors, memory management, and output.</text:p>
        </text:list-item>
        <text:list-item>
          <text:p text:style-name="P89">Demonstrates best practices in structured debug output.</text:p>
        </text:list-item>
      </text:list>
      <text:p text:style-name="Horizontal_20_Line"/>
      <text:h text:style-name="Heading_20_2" text:outline-level="2"><text:soft-page-break/>8.10 Best Practices</text:h>
      <text:list text:style-name="L89">
        <text:list-item>
          <text:p text:style-name="P90">Use <text:span text:style-name="Source_20_Text">log</text:span> for general informational messages.</text:p>
        </text:list-item>
        <text:list-item>
          <text:p text:style-name="P90">Reserve <text:span text:style-name="Source_20_Text">warnings</text:span> for recoverable issues.</text:p>
        </text:list-item>
        <text:list-item>
          <text:p text:style-name="P90">Reserve <text:span text:style-name="Source_20_Text">errors</text:span> for fatal or critical issues.</text:p>
        </text:list-item>
        <text:list-item>
          <text:p text:style-name="P90">Always log pointer addresses when working with dynamic memory.</text:p>
        </text:list-item>
        <text:list-item>
          <text:p text:style-name="P90">Combine logging with output functions for clear numeric or string values.</text:p>
        </text:list-item>
        <text:list-item>
          <text:p text:style-name="P90">Control verbosity with flags or configuration variables.</text:p>
        </text:list-item>
        <text:list-item>
          <text:p text:style-name="P90">Avoid mixing standard C <text:span text:style-name="Source_20_Text">printf</text:span> for logs; keep consistent.</text:p>
        </text:list-item>
        <text:list-item>
          <text:p text:style-name="P90">Document each log to make debugging easier for others.</text:p>
        </text:list-item>
      </text:list>
      <text:p text:style-name="Horizontal_20_Line"/>
      <text:p text:style-name="Text_20_body"/>
      <text:p text:style-name="Text_20_body"/>
      <text:p text:style-name="Horizontal_20_Line"/>
      <text:h text:style-name="Heading_20_1" text:outline-level="1"><text:span text:style-name="Strong_20_Emphasis">Void C: Part 9 – Timing &amp; Sleep</text:span></text:h>
      <text:h text:style-name="Heading_20_2" text:outline-level="2">9.1 Overview</text:h>
      <text:p text:style-name="Text_20_body">Void C provides functions for <text:span text:style-name="Strong_20_Emphasis">high-precision timing and controlled delays</text:span>, useful for performance measurements, animations, or simple scheduling:</text:p>
      <text:list text:style-name="L90">
        <text:list-item>
          <text:p text:style-name="P91"><text:span text:style-name="Source_20_Text">millis()</text:span> → returns time in milliseconds</text:p>
        </text:list-item>
        <text:list-item>
          <text:p text:style-name="P91"><text:span text:style-name="Source_20_Text">sleeping(unsigned int ms)</text:span> → pauses execution</text:p>
        </text:list-item>
      </text:list>
      <text:p text:style-name="Text_20_body">These functions rely on <text:span text:style-name="Source_20_Text">struct timespec</text:span> and <text:span text:style-name="Source_20_Text">clock_gettime</text:span>, avoiding platform-specific complexities.</text:p>
      <text:p text:style-name="Horizontal_20_Line"/>
      <text:h text:style-name="Heading_20_2" text:outline-level="2">9.2 Measuring Time</text:h>
      <text:p text:style-name="Preformatted_20_Text"><text:span text:style-name="Source_20_Text">unsigned long start = millis();</text:span></text:p>
      <text:p text:style-name="Preformatted_20_Text"><text:span text:style-name="Source_20_Text">// some code</text:span></text:p>
      <text:p text:style-name="Preformatted_20_Text"><text:span text:style-name="Source_20_Text">unsigned long end = millis();</text:span></text:p>
      <text:p text:style-name="P1"><text:span text:style-name="Source_20_Text">outputf("Elapsed time = ", (Mfloat)(end - start));</text:span></text:p>
      <text:list text:style-name="L91">
        <text:list-item>
          <text:p text:style-name="P92">Returns milliseconds since program start or monotonic clock.</text:p>
        </text:list-item>
        <text:list-item>
          <text:p text:style-name="P92">High-resolution and monotonic (not affected by system clock changes).</text:p>
        </text:list-item>
        <text:list-item>
          <text:p text:style-name="P92">Ideal for profiling loops or functions.</text:p>
        </text:list-item>
      </text:list>
      <text:p text:style-name="Horizontal_20_Line"/>
      <text:h text:style-name="Heading_20_2" text:outline-level="2"><text:soft-page-break/>9.3 Pausing Execution</text:h>
      <text:p text:style-name="Preformatted_20_Text"><text:span text:style-name="Source_20_Text">output("Sleeping 2 seconds...\n");</text:span></text:p>
      <text:p text:style-name="Preformatted_20_Text"><text:span text:style-name="Source_20_Text">sleeping(2000);</text:span></text:p>
      <text:p text:style-name="P1"><text:span text:style-name="Source_20_Text">output("Awake!\n");</text:span></text:p>
      <text:list text:style-name="L92">
        <text:list-item>
          <text:p text:style-name="P93">Accepts milliseconds.</text:p>
        </text:list-item>
        <text:list-item>
          <text:p text:style-name="P93">Converts internally to <text:span text:style-name="Source_20_Text">struct timespec</text:span>.</text:p>
        </text:list-item>
        <text:list-item>
          <text:p text:style-name="P93">Works reliably across Unix-like systems.</text:p>
        </text:list-item>
      </text:list>
      <text:p text:style-name="Horizontal_20_Line"/>
      <text:h text:style-name="Heading_20_2" text:outline-level="2">9.4 Example: Timed Loop</text:h>
      <text:p text:style-name="Preformatted_20_Text"><text:span text:style-name="Source_20_Text">for(num i=0;i&lt;5;i=i+1) {</text:span></text:p>
      <text:p text:style-name="Preformatted_20_Text"><text:span text:style-name="Source_20_Text"><text:s text:c="4"/>outputf("Iteration: ", (Mfloat)i);</text:span></text:p>
      <text:p text:style-name="Preformatted_20_Text"><text:span text:style-name="Source_20_Text"><text:s text:c="4"/>sleeping(500); <text:s/>// 0.5 seconds</text:span></text:p>
      <text:p text:style-name="P1"><text:span text:style-name="Source_20_Text">}</text:span></text:p>
      <text:list text:style-name="L93">
        <text:list-item>
          <text:p text:style-name="P94">Each iteration waits 500ms.</text:p>
        </text:list-item>
        <text:list-item>
          <text:p text:style-name="P94">Can create simple animations or timed events.</text:p>
        </text:list-item>
      </text:list>
      <text:p text:style-name="Horizontal_20_Line"/>
      <text:h text:style-name="Heading_20_2" text:outline-level="2">9.5 Measuring Performance</text:h>
      <text:p text:style-name="Preformatted_20_Text"><text:span text:style-name="Source_20_Text">unsigned long t1 = millis();</text:span></text:p>
      <text:p text:style-name="Preformatted_20_Text"><text:span text:style-name="Source_20_Text">num sum = 0;</text:span></text:p>
      <text:p text:style-name="Preformatted_20_Text"><text:span text:style-name="Source_20_Text">for(num i=0;i&lt;1000000;i=i+1) sum += i;</text:span></text:p>
      <text:p text:style-name="Preformatted_20_Text"><text:span text:style-name="Source_20_Text">unsigned long t2 = millis();</text:span></text:p>
      <text:p text:style-name="P1"><text:span text:style-name="Source_20_Text">outputf("Loop took: ", (Mfloat)(t2 - t1));</text:span></text:p>
      <text:list text:style-name="L94">
        <text:list-item>
          <text:p text:style-name="P95">Allows precise performance analysis.</text:p>
        </text:list-item>
        <text:list-item>
          <text:p text:style-name="P95">Useful in debugging or optimizing critical code sections.</text:p>
        </text:list-item>
      </text:list>
      <text:p text:style-name="Horizontal_20_Line"/>
      <text:h text:style-name="Heading_20_2" text:outline-level="2">9.6 Combining Timing with Logging</text:h>
      <text:p text:style-name="Preformatted_20_Text"><text:span text:style-name="Source_20_Text">log("Start computation");</text:span></text:p>
      <text:p text:style-name="Preformatted_20_Text"><text:span text:style-name="Source_20_Text">unsigned long start = millis();</text:span></text:p>
      <text:p text:style-name="Preformatted_20_Text"><text:span text:style-name="Source_20_Text">// computation</text:span></text:p>
      <text:p text:style-name="Preformatted_20_Text"><text:span text:style-name="Source_20_Text">unsigned long end = millis();</text:span></text:p>
      <text:p text:style-name="Preformatted_20_Text"><text:span text:style-name="Source_20_Text">outputf("Computation took ", (Mfloat)(end-start));</text:span></text:p>
      <text:p text:style-name="P1"><text:span text:style-name="Source_20_Text">log("End computation");</text:span></text:p>
      <text:list text:style-name="L95">
        <text:list-item>
          <text:p text:style-name="P96">Integrates with logging for detailed reports.</text:p>
        </text:list-item>
        <text:list-item>
          <text:p text:style-name="P96">Makes debugging time-sensitive code easier.</text:p>
        </text:list-item>
      </text:list>
      <text:p text:style-name="Horizontal_20_Line"/>
      <text:h text:style-name="Heading_20_2" text:outline-level="2"><text:soft-page-break/>9.7 Sleep in Loops</text:h>
      <text:p text:style-name="Preformatted_20_Text"><text:span text:style-name="Source_20_Text">num i = 0;</text:span></text:p>
      <text:p text:style-name="Preformatted_20_Text"><text:span text:style-name="Source_20_Text">loop(i&lt;10) {</text:span></text:p>
      <text:p text:style-name="Preformatted_20_Text"><text:span text:style-name="Source_20_Text"><text:s text:c="4"/>outputf("Tick ", (Mfloat)i);</text:span></text:p>
      <text:p text:style-name="Preformatted_20_Text"><text:span text:style-name="Source_20_Text"><text:s text:c="4"/>sleeping(1000); // 1 second</text:span></text:p>
      <text:p text:style-name="Preformatted_20_Text"><text:span text:style-name="Source_20_Text"><text:s text:c="4"/>i=i+1;</text:span></text:p>
      <text:p text:style-name="P1"><text:span text:style-name="Source_20_Text">}</text:span></text:p>
      <text:list text:style-name="L96">
        <text:list-item>
          <text:p text:style-name="P97">Creates precise intervals between loop iterations.</text:p>
        </text:list-item>
        <text:list-item>
          <text:p text:style-name="P97">Can simulate timers or heartbeat signals.</text:p>
        </text:list-item>
      </text:list>
      <text:p text:style-name="Horizontal_20_Line"/>
      <text:h text:style-name="Heading_20_2" text:outline-level="2">9.8 Time-sensitive Input</text:h>
      <text:p text:style-name="Preformatted_20_Text"><text:span text:style-name="Source_20_Text">log("Waiting 3 seconds for user input...");</text:span></text:p>
      <text:p text:style-name="Preformatted_20_Text"><text:span text:style-name="Source_20_Text">sleeping(3000);</text:span></text:p>
      <text:p text:style-name="Preformatted_20_Text"><text:span text:style-name="Source_20_Text">str name[32];</text:span></text:p>
      <text:p text:style-name="Preformatted_20_Text"><text:span text:style-name="Source_20_Text">input("Enter your name: ", name, sizeof(name));</text:span></text:p>
      <text:p text:style-name="P1"><text:span text:style-name="Source_20_Text">output("Hello, "); output(name); outputln();</text:span></text:p>
      <text:list text:style-name="L97">
        <text:list-item>
          <text:p text:style-name="P98">Combines sleep and input for timed prompts.</text:p>
        </text:list-item>
        <text:list-item>
          <text:p text:style-name="P98">Useful for games or interactive tools.</text:p>
        </text:list-item>
      </text:list>
      <text:p text:style-name="Horizontal_20_Line"/>
      <text:h text:style-name="Heading_20_2" text:outline-level="2">9.9 Best Practices</text:h>
      <text:list text:style-name="L98">
        <text:list-item>
          <text:p text:style-name="P99">Use <text:span text:style-name="Source_20_Text">millis</text:span> for performance profiling, not wall-clock time.</text:p>
        </text:list-item>
        <text:list-item>
          <text:p text:style-name="P99">Avoid excessive use of <text:span text:style-name="Source_20_Text">sleeping</text:span> in production; consider event-driven logic.</text:p>
        </text:list-item>
        <text:list-item>
          <text:p text:style-name="P99">Combine <text:span text:style-name="Source_20_Text">sleeping</text:span> with loops for simple timing but avoid busy-waiting.</text:p>
        </text:list-item>
        <text:list-item>
          <text:p text:style-name="P99">Track start and end times around critical sections for optimization.</text:p>
        </text:list-item>
        <text:list-item>
          <text:p text:style-name="P99">Use logging alongside timing to document program behavior.</text:p>
        </text:list-item>
        <text:list-item>
          <text:p text:style-name="P99">Consider timeouts for input functions in interactive programs.</text:p>
        </text:list-item>
        <text:list-item>
          <text:p text:style-name="P99">Prefer monotonic clocks for consistent time measurements.</text:p>
        </text:list-item>
      </text:list>
      <text:p text:style-name="Horizontal_20_Line"/>
      <text:h text:style-name="Heading_20_2" text:outline-level="2">9.10 Example Program: Timing &amp; Sleep</text:h>
      <text:p text:style-name="Preformatted_20_Text"><text:span text:style-name="Source_20_Text">#include &lt;still.h&gt;</text:span></text:p>
      <text:p text:style-name="Preformatted_20_Text"/>
      <text:p text:style-name="Preformatted_20_Text"><text:span text:style-name="Source_20_Text"><text:span text:style-name="T2">num </text:span></text:span><text:span text:style-name="Source_20_Text">run() {</text:span></text:p>
      <text:p text:style-name="Preformatted_20_Text"><text:span text:style-name="Source_20_Text"><text:s text:c="4"/>log("Program start");</text:span></text:p>
      <text:p text:style-name="Preformatted_20_Text"/>
      <text:p text:style-name="Preformatted_20_Text"><text:span text:style-name="Source_20_Text"><text:s text:c="4"/>output("Counting down from 5:\n");</text:span></text:p>
      <text:p text:style-name="Preformatted_20_Text"><text:span text:style-name="Source_20_Text"><text:s text:c="4"/>for(num i=5;i&gt;0;i=i-1) {</text:span></text:p>
      <text:p text:style-name="Preformatted_20_Text"><text:span text:style-name="Source_20_Text"><text:s text:c="8"/>outputn("Countdown: ", i);</text:span></text:p>
      <text:p text:style-name="Preformatted_20_Text"><text:span text:style-name="Source_20_Text"><text:s text:c="8"/>sleeping(1000);</text:span></text:p>
      <text:p text:style-name="Preformatted_20_Text"><text:span text:style-name="Source_20_Text"><text:s text:c="4"/>}</text:span></text:p>
      <text:p text:style-name="Preformatted_20_Text"><text:soft-page-break/></text:p>
      <text:p text:style-name="Preformatted_20_Text"><text:span text:style-name="Source_20_Text"><text:s text:c="4"/>unsigned long start = millis();</text:span></text:p>
      <text:p text:style-name="Preformatted_20_Text"><text:span text:style-name="Source_20_Text"><text:s text:c="4"/>num sum = 0;</text:span></text:p>
      <text:p text:style-name="Preformatted_20_Text"><text:span text:style-name="Source_20_Text"><text:s text:c="4"/>for(num i=0;i&lt;100000;i=i+1) sum += i;</text:span></text:p>
      <text:p text:style-name="Preformatted_20_Text"><text:span text:style-name="Source_20_Text"><text:s text:c="4"/>unsigned long end = millis();</text:span></text:p>
      <text:p text:style-name="Preformatted_20_Text"/>
      <text:p text:style-name="Preformatted_20_Text"><text:span text:style-name="Source_20_Text"><text:s text:c="4"/>outputf("Sum = ", (Mfloat)sum);</text:span></text:p>
      <text:p text:style-name="Preformatted_20_Text"><text:span text:style-name="Source_20_Text"><text:s text:c="4"/>outputf("Time taken (ms) = ", (Mfloat)(end - start));</text:span></text:p>
      <text:p text:style-name="Preformatted_20_Text"/>
      <text:p text:style-name="Preformatted_20_Text"><text:span text:style-name="Source_20_Text"><text:s text:c="4"/>log("Program end");</text:span></text:p>
      <text:p text:style-name="Preformatted_20_Text"><text:span text:style-name="Source_20_Text"><text:s text:c="4"/>ret 0;</text:span></text:p>
      <text:p text:style-name="P1"><text:span text:style-name="Source_20_Text">}</text:span></text:p>
      <text:list text:style-name="L99">
        <text:list-item>
          <text:p text:style-name="P100">Demonstrates sleep in loops, countdown, performance measurement, and logging.</text:p>
        </text:list-item>
        <text:list-item>
          <text:p text:style-name="P100">Integrates I/O, timing, and memory-safe operations.</text:p>
        </text:list-item>
      </text:list>
      <text:p text:style-name="Horizontal_20_Line"/>
      <text:p text:style-name="Text_20_body"/>
      <text:h text:style-name="Heading_20_1" text:outline-level="1"><text:span text:style-name="Strong_20_Emphasis">Void C: Part 10 – Putting It All Together</text:span></text:h>
      <text:h text:style-name="Heading_20_2" text:outline-level="2">10.1 Overview</text:h>
      <text:p text:style-name="Text_20_body">Nesta parte, mostramos <text:span text:style-name="Strong_20_Emphasis">um exemplo completo</text:span>, combinando:</text:p>
      <text:list text:style-name="L100">
        <text:list-item>
          <text:p text:style-name="P101">Data Types &amp; Aliases</text:p>
        </text:list-item>
        <text:list-item>
          <text:p text:style-name="P101">Flow Control (<text:span text:style-name="Source_20_Text">loop</text:span>, <text:span text:style-name="Source_20_Text">pause</text:span>, <text:span text:style-name="Source_20_Text">ret</text:span>)</text:p>
        </text:list-item>
        <text:list-item>
          <text:p text:style-name="P101">Input &amp; Output (<text:span text:style-name="Source_20_Text">output</text:span>, <text:span text:style-name="Source_20_Text">input</text:span>)</text:p>
        </text:list-item>
        <text:list-item>
          <text:p text:style-name="P101">File &amp; System Operations (<text:span text:style-name="Source_20_Text">file</text:span>, <text:span text:style-name="Source_20_Text">del</text:span>, <text:span text:style-name="Source_20_Text">bash</text:span>)</text:p>
        </text:list-item>
        <text:list-item>
          <text:p text:style-name="P101">Memory Management (<text:span text:style-name="Source_20_Text">alloc</text:span>, <text:span text:style-name="Source_20_Text">garbage</text:span>)</text:p>
        </text:list-item>
        <text:list-item>
          <text:p text:style-name="P101">Logging &amp; Debugging (<text:span text:style-name="Source_20_Text">log</text:span>, <text:span text:style-name="Source_20_Text">warnings</text:span>, <text:span text:style-name="Source_20_Text">errors</text:span>)</text:p>
        </text:list-item>
        <text:list-item>
          <text:p text:style-name="P101">Timing &amp; Sleep (<text:span text:style-name="Source_20_Text">millis</text:span>, <text:span text:style-name="Source_20_Text">sleeping</text:span>)</text:p>
        </text:list-item>
      </text:list>
      <text:p text:style-name="Text_20_body">O objetivo é criar um <text:span text:style-name="Strong_20_Emphasis">mini sistema interativo</text:span> que lê, processa, salva dados e registra logs.</text:p>
      <text:p text:style-name="Horizontal_20_Line"/>
      <text:h text:style-name="Heading_20_2" text:outline-level="2">10.2 Program: Simple Task Manager</text:h>
      <text:p text:style-name="Preformatted_20_Text"><text:span text:style-name="Source_20_Text">#include &lt;still.h&gt;</text:span></text:p>
      <text:p text:style-name="Preformatted_20_Text"/>
      <text:p text:style-name="Preformatted_20_Text"><text:span text:style-name="Source_20_Text">construction Task {</text:span></text:p>
      <text:p text:style-name="Preformatted_20_Text"><text:span text:style-name="Source_20_Text"><text:s text:c="4"/>str name[32];</text:span></text:p>
      <text:p text:style-name="Preformatted_20_Text"><text:span text:style-name="Source_20_Text"><text:s text:c="4"/>num priority;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<text:span text:style-name="T2">num</text:span></text:span><text:span text:style-name="Source_20_Text">run() {</text:span></text:p>
      <text:p text:style-name="Preformatted_20_Text"><text:span text:style-name="Source_20_Text"><text:s text:c="4"/>log("Task Manager Start");</text:span></text:p>
      <text:p text:style-name="Preformatted_20_Text"/>
      <text:p text:style-name="Preformatted_20_Text"><text:span text:style-name="Source_20_Text"><text:s text:c="4"/>num num_tasks = 0;</text:span></text:p>
      <text:p text:style-name="Preformatted_20_Text"><text:soft-page-break/><text:span text:style-name="Source_20_Text"><text:s text:c="4"/>input("How many tasks? ", (char*)&amp;num_tasks, sizeof(num));</text:span></text:p>
      <text:p text:style-name="Preformatted_20_Text"/>
      <text:p text:style-name="Preformatted_20_Text"><text:span text:style-name="Source_20_Text"><text:s text:c="4"/>Task *tasks = (Task*)alloc(num_tasks * sizeof(Task));</text:span></text:p>
      <text:p text:style-name="Preformatted_20_Text"/>
      <text:p text:style-name="Preformatted_20_Text"><text:span text:style-name="Source_20_Text"><text:s text:c="4"/>// Input tasks</text:span></text:p>
      <text:p text:style-name="Preformatted_20_Text"><text:span text:style-name="Source_20_Text"><text:s text:c="4"/>for(num i=0;i&lt;num_tasks;i=i+1) {</text:span></text:p>
      <text:p text:style-name="Preformatted_20_Text"><text:span text:style-name="Source_20_Text"><text:s text:c="8"/>outputf("Task ", (Mfloat)(i+1));</text:span></text:p>
      <text:p text:style-name="Preformatted_20_Text"><text:span text:style-name="Source_20_Text"><text:s text:c="8"/>input(" Name: ", tasks[i].name, sizeof(tasks[i].name));</text:span></text:p>
      <text:p text:style-name="Preformatted_20_Text"><text:span text:style-name="Source_20_Text"><text:s text:c="8"/>input(" Priority (0-5): ", (char*)&amp;tasks[i].priority, sizeof(num)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Log all tasks</text:span></text:p>
      <text:p text:style-name="Preformatted_20_Text"><text:span text:style-name="Source_20_Text"><text:s text:c="4"/>log("Tasks entered:");</text:span></text:p>
      <text:p text:style-name="Preformatted_20_Text"><text:span text:style-name="Source_20_Text"><text:s text:c="4"/>for(num i=0;i&lt;num_tasks;i=i+1) {</text:span></text:p>
      <text:p text:style-name="Preformatted_20_Text"><text:span text:style-name="Source_20_Text"><text:s text:c="8"/>output("Task: "); output(tasks[i].name); output(", Priority: ");</text:span></text:p>
      <text:p text:style-name="Preformatted_20_Text"><text:span text:style-name="Source_20_Text"><text:s text:c="8"/>outputn("", tasks[i].priority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Save tasks to file</text:span></text:p>
      <text:p text:style-name="Preformatted_20_Text"><text:span text:style-name="Source_20_Text"><text:s text:c="4"/>str filename[32];</text:span></text:p>
      <text:p text:style-name="Preformatted_20_Text"><text:span text:style-name="Source_20_Text"><text:s text:c="4"/>input("Enter filename to save tasks: ", filename, sizeof(filename));</text:span></text:p>
      <text:p text:style-name="Preformatted_20_Text"><text:span text:style-name="Source_20_Text"><text:s text:c="4"/>file(filename, "Task Manager Data\n");</text:span></text:p>
      <text:p text:style-name="Preformatted_20_Text"><text:span text:style-name="Source_20_Text"><text:s text:c="4"/>for(num i=0;i&lt;num_tasks;i=i+1) {</text:span></text:p>
      <text:p text:style-name="Preformatted_20_Text"><text:span text:style-name="Source_20_Text"><text:s text:c="8"/>str line[64];</text:span></text:p>
      <text:p text:style-name="Preformatted_20_Text"><text:span text:style-name="Source_20_Text"><text:s text:c="8"/>snprintf(line, sizeof(line), "%s,%d\n", tasks[i].name, tasks[i].priority);</text:span></text:p>
      <text:p text:style-name="Preformatted_20_Text"><text:span text:style-name="Source_20_Text"><text:s text:c="8"/>file(filename, line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log("Tasks saved.");</text:span></text:p>
      <text:p text:style-name="Preformatted_20_Text"/>
      <text:p text:style-name="Preformatted_20_Text"><text:span text:style-name="Source_20_Text"><text:s text:c="4"/>// Simple countdown before exit</text:span></text:p>
      <text:p text:style-name="Preformatted_20_Text"><text:span text:style-name="Source_20_Text"><text:s text:c="4"/>output("Exiting in 5 seconds...\n");</text:span></text:p>
      <text:p text:style-name="Preformatted_20_Text"><text:span text:style-name="Source_20_Text"><text:s text:c="4"/>for(num i=5;i&gt;0;i=i-1) {</text:span></text:p>
      <text:p text:style-name="Preformatted_20_Text"><text:span text:style-name="Source_20_Text"><text:s text:c="8"/>outputn("Countdown: ", i);</text:span></text:p>
      <text:p text:style-name="Preformatted_20_Text"><text:span text:style-name="Source_20_Text"><text:s text:c="8"/>sleeping(1000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Cleanup</text:span></text:p>
      <text:p text:style-name="Preformatted_20_Text"><text:span text:style-name="Source_20_Text"><text:s text:c="4"/>garbage(tasks, num_tasks * sizeof(Task));</text:span></text:p>
      <text:p text:style-name="Preformatted_20_Text"><text:span text:style-name="Source_20_Text"><text:s text:c="4"/>log("Task Manager End");</text:span></text:p>
      <text:p text:style-name="Preformatted_20_Text"><text:span text:style-name="Source_20_Text"><text:s text:c="4"/>ret 0;</text:span></text:p>
      <text:p text:style-name="P1"><text:span text:style-name="Source_20_Text">}</text:span></text:p>
      <text:p text:style-name="Horizontal_20_Line"/>
      <text:h text:style-name="Heading_20_2" text:outline-level="2">10.3 Features Demonstrated</text:h>
      <text:list text:style-name="L101">
        <text:list-item>
          <text:p text:style-name="P102"><text:span text:style-name="Strong_20_Emphasis">Data Types</text:span>: <text:span text:style-name="Source_20_Text">num</text:span>, <text:span text:style-name="Source_20_Text">str</text:span>, <text:span text:style-name="Source_20_Text">construction</text:span></text:p>
        </text:list-item>
        <text:list-item>
          <text:p text:style-name="P102"><text:span text:style-name="Strong_20_Emphasis">Flow Control</text:span>: loops, counters</text:p>
        </text:list-item>
        <text:list-item>
          <text:p text:style-name="P102"><text:span text:style-name="Strong_20_Emphasis">Input &amp; Output</text:span>: reading task names and priorities, printing logs</text:p>
        </text:list-item>
        <text:list-item>
          <text:p text:style-name="P102"><text:span text:style-name="Strong_20_Emphasis">File Operations</text:span>: saving tasks to a file</text:p>
        </text:list-item>
        <text:list-item>
          <text:p text:style-name="P102"><text:span text:style-name="Strong_20_Emphasis">Memory Management</text:span>: dynamic allocation for tasks</text:p>
        </text:list-item>
        <text:list-item>
          <text:p text:style-name="P102"><text:span text:style-name="Strong_20_Emphasis">Logging &amp; Debugging</text:span>: <text:span text:style-name="Source_20_Text">log</text:span> statements to track program execution</text:p>
        </text:list-item>
        <text:list-item>
          <text:p text:style-name="P102"><text:span text:style-name="Strong_20_Emphasis">Timing</text:span>: <text:span text:style-name="Source_20_Text">sleeping</text:span> for countdown</text:p>
        </text:list-item>
        <text:list-item>
          <text:p text:style-name="P102"><text:span text:style-name="Strong_20_Emphasis">Pointer Safety</text:span>: allocated memory tracked and freed</text:p>
        </text:list-item>
        <text:list-item>
          <text:p text:style-name="P102"><text:soft-page-break/><text:span text:style-name="Strong_20_Emphasis">Integration</text:span>: all core Void C features working harmoniously</text:p>
        </text:list-item>
      </text:list>
      <text:p text:style-name="Horizontal_20_Line"/>
      <text:h text:style-name="Heading_20_2" text:outline-level="2">10.4 Best Practices Illustrated</text:h>
      <text:list text:style-name="L102">
        <text:list-item>
          <text:p text:style-name="P103">Use <text:span text:style-name="Strong_20_Emphasis">dynamic allocation</text:span> for flexible task lists.</text:p>
        </text:list-item>
        <text:list-item>
          <text:p text:style-name="P103">Always <text:span text:style-name="Strong_20_Emphasis">check buffer sizes</text:span> with <text:span text:style-name="Source_20_Text">input</text:span>.</text:p>
        </text:list-item>
        <text:list-item>
          <text:p text:style-name="P103"><text:span text:style-name="Strong_20_Emphasis">Log key events</text:span> for visibility.</text:p>
        </text:list-item>
        <text:list-item>
          <text:p text:style-name="P103"><text:span text:style-name="Strong_20_Emphasis">Free memory</text:span> to prevent leaks.</text:p>
        </text:list-item>
        <text:list-item>
          <text:p text:style-name="P103">Combine <text:span text:style-name="Strong_20_Emphasis">loops, timing, and I/O</text:span> for interactive applications.</text:p>
        </text:list-item>
        <text:list-item>
          <text:p text:style-name="P103">Use <text:span text:style-name="Strong_20_Emphasis">file operations</text:span> for persistent data storage.</text:p>
        </text:list-item>
        <text:list-item>
          <text:p text:style-name="P103">Integrate <text:span text:style-name="Strong_20_Emphasis">system commands</text:span> if needed for advanced features.</text:p>
        </text:list-item>
      </text:list>
      <text:p text:style-name="Horizontal_20_Line"/>
      <text:h text:style-name="Heading_20_2" text:outline-level="2">10.5 Notes</text:h>
      <text:list text:style-name="L103">
        <text:list-item>
          <text:p text:style-name="P104"><text:span text:style-name="Source_20_Text">snprintf</text:span> ensures safe string formatting before saving to files.</text:p>
        </text:list-item>
        <text:list-item>
          <text:p text:style-name="P104"><text:span text:style-name="Source_20_Text">sleeping</text:span> allows countdown without busy-waiting.</text:p>
        </text:list-item>
        <text:list-item>
          <text:p text:style-name="P104">Program is <text:span text:style-name="Strong_20_Emphasis">fully compatible with Unix-like systems</text:span>.</text:p>
        </text:list-item>
        <text:list-item>
          <text:p text:style-name="P104">Can be extended with task deletion, sorting, or shell-based not</text:p>
        </text:list-item>
      </text:list>
      <text:h text:style-name="Heading_20_1" text:outline-level="1"><text:span text:style-name="Strong_20_Emphasis">Void C – Complete Reference / Table of Contents</text:span></text:h>
      <text:h text:style-name="Heading_20_2" text:outline-level="2"><text:span text:style-name="Strong_20_Emphasis">Part 1: Introduction &amp; Core Types</text:span></text:h>
      <text:list text:style-name="L104">
        <text:list-item>
          <text:p text:style-name="P105">Overview of Void C</text:p>
        </text:list-item>
        <text:list-item>
          <text:p text:style-name="P105">Aliases: <text:span text:style-name="Source_20_Text">none</text:span>, <text:span text:style-name="Source_20_Text">str</text:span>, <text:span text:style-name="Source_20_Text">num</text:span>, <text:span text:style-name="Source_20_Text">Mfloat</text:span></text:p>
        </text:list-item>
        <text:list-item>
          <text:p text:style-name="P105">Function keywords: <text:span text:style-name="Source_20_Text">ret</text:span>, <text:span text:style-name="Source_20_Text">run</text:span>, <text:span text:style-name="Source_20_Text">outside</text:span>, <text:span text:style-name="Source_20_Text">construction</text:span></text:p>
        </text:list-item>
        <text:list-item>
          <text:p text:style-name="P105">How to include <text:span text:style-name="Source_20_Text">still.h</text:span> safely</text:p>
        </text:list-item>
        <text:list-item>
          <text:p text:style-name="P105">Basic program structure (<text:span text:style-name="Source_20_Text">run()</text:span> as main)</text:p>
        </text:list-item>
        <text:list-item>
          <text:p text:style-name="P105">Minimal "Hello, World!" example</text:p>
        </text:list-item>
      </text:list>
      <text:p text:style-name="Horizontal_20_Line"/>
      <text:h text:style-name="Heading_20_2" text:outline-level="2"><text:span text:style-name="Strong_20_Emphasis">Part 2: Variables &amp; Operators</text:span></text:h>
      <text:list text:style-name="L105">
        <text:list-item>
          <text:p text:style-name="P106">Declaring variables (<text:span text:style-name="Source_20_Text">num x</text:span>, <text:span text:style-name="Source_20_Text">Mfloat y</text:span>, <text:span text:style-name="Source_20_Text">str s</text:span>)</text:p>
        </text:list-item>
        <text:list-item>
          <text:p text:style-name="P106"><text:soft-page-break/>Arithmetic operators: <text:span text:style-name="Source_20_Text">+</text:span>, <text:span text:style-name="Source_20_Text">-</text:span>, <text:span text:style-name="Source_20_Text">*</text:span>, <text:span text:style-name="Source_20_Text">/</text:span>, <text:span text:style-name="Source_20_Text">%</text:span></text:p>
        </text:list-item>
        <text:list-item>
          <text:p text:style-name="P106">Comparison operators: <text:span text:style-name="Source_20_Text">==</text:span>, <text:span text:style-name="Source_20_Text">!=</text:span>, <text:span text:style-name="Source_20_Text">&lt;</text:span>, <text:span text:style-name="Source_20_Text">&gt;</text:span>, <text:span text:style-name="Source_20_Text">&lt;=</text:span>, <text:span text:style-name="Source_20_Text">&gt;=</text:span></text:p>
        </text:list-item>
        <text:list-item>
          <text:p text:style-name="P106">Logical operators: <text:span text:style-name="Source_20_Text">&amp;&amp;</text:span>, <text:span text:style-name="Source_20_Text">||</text:span>, <text:span text:style-name="Source_20_Text">!</text:span></text:p>
        </text:list-item>
        <text:list-item>
          <text:p text:style-name="P106">Assignment operators: <text:span text:style-name="Source_20_Text">=</text:span>, <text:span text:style-name="Source_20_Text">+=</text:span>, <text:span text:style-name="Source_20_Text">-=</text:span>, <text:span text:style-name="Source_20_Text">*=</text:span>, <text:span text:style-name="Source_20_Text">/=</text:span></text:p>
        </text:list-item>
        <text:list-item>
          <text:p text:style-name="P106">Using <text:span text:style-name="Source_20_Text">ascii()</text:span> and <text:span text:style-name="Source_20_Text">char_to_utf8()</text:span> for character operations</text:p>
        </text:list-item>
      </text:list>
      <text:p text:style-name="Horizontal_20_Line"/>
      <text:h text:style-name="Heading_20_2" text:outline-level="2"><text:span text:style-name="Strong_20_Emphasis">Part 3: Functions &amp; Structs</text:span></text:h>
      <text:list text:style-name="L106">
        <text:list-item>
          <text:p text:style-name="P107">Defining functions with <text:span text:style-name="Source_20_Text">ret</text:span></text:p>
        </text:list-item>
        <text:list-item>
          <text:p text:style-name="P107">Returning values (<text:span text:style-name="Source_20_Text">num</text:span>, <text:span text:style-name="Source_20_Text">Mfloat</text:span>, <text:span text:style-name="Source_20_Text">str</text:span>, <text:span text:style-name="Source_20_Text">none</text:span>)</text:p>
        </text:list-item>
        <text:list-item>
          <text:p text:style-name="P107">Nested functions and recursion</text:p>
        </text:list-item>
        <text:list-item>
          <text:p text:style-name="P107"><text:span text:style-name="Source_20_Text">construction</text:span> for structs</text:p>
        </text:list-item>
        <text:list-item>
          <text:p text:style-name="P107">Structs with pointers and dynamic allocation</text:p>
        </text:list-item>
        <text:list-item>
          <text:p text:style-name="P107">Example: Point struct and operations</text:p>
        </text:list-item>
      </text:list>
      <text:p text:style-name="Horizontal_20_Line"/>
      <text:h text:style-name="Heading_20_2" text:outline-level="2"><text:span text:style-name="Strong_20_Emphasis">Part 4: Flow Control</text:span></text:h>
      <text:list text:style-name="L107">
        <text:list-item>
          <text:p text:style-name="P108">Loops with <text:span text:style-name="Source_20_Text">loop</text:span></text:p>
        </text:list-item>
        <text:list-item>
          <text:p text:style-name="P108">Breaking loops with <text:span text:style-name="Source_20_Text">pause</text:span></text:p>
        </text:list-item>
        <text:list-item>
          <text:p text:style-name="P108">Conditional statements: <text:span text:style-name="Source_20_Text">if</text:span>, <text:span text:style-name="Source_20_Text">else</text:span></text:p>
        </text:list-item>
        <text:list-item>
          <text:p text:style-name="P108">Nested loops and multiple conditions</text:p>
        </text:list-item>
        <text:list-item>
          <text:p text:style-name="P108">Recursive flow control</text:p>
        </text:list-item>
        <text:list-item>
          <text:p text:style-name="P108">Early returns with <text:span text:style-name="Source_20_Text">ret</text:span></text:p>
        </text:list-item>
        <text:list-item>
          <text:p text:style-name="P108">Best practices for readable loops</text:p>
        </text:list-item>
      </text:list>
      <text:p text:style-name="Horizontal_20_Line"/>
      <text:h text:style-name="Heading_20_2" text:outline-level="2"><text:span text:style-name="Strong_20_Emphasis">Part 5: Input &amp; Output</text:span></text:h>
      <text:list text:style-name="L108">
        <text:list-item>
          <text:p text:style-name="P109">Printing strings (<text:span text:style-name="Source_20_Text">output</text:span>, <text:span text:style-name="Source_20_Text">outputln</text:span>)</text:p>
        </text:list-item>
        <text:list-item>
          <text:p text:style-name="P109">Printing integers, floats, hex, pointers, booleans, chars</text:p>
        </text:list-item>
        <text:list-item>
          <text:p text:style-name="P109">Reading input with <text:span text:style-name="Source_20_Text">input()</text:span></text:p>
        </text:list-item>
        <text:list-item>
          <text:p text:style-name="P109">File I/O basics (<text:span text:style-name="Source_20_Text">file</text:span>)</text:p>
        </text:list-item>
        <text:list-item>
          <text:p text:style-name="P109">Combining I/O functions</text:p>
        </text:list-item>
        <text:list-item>
          <text:p text:style-name="P109"><text:soft-page-break/>Buffer safety and best practices</text:p>
        </text:list-item>
        <text:list-item>
          <text:p text:style-name="P109">Example: reading name, age, GPA</text:p>
        </text:list-item>
      </text:list>
      <text:p text:style-name="Horizontal_20_Line"/>
      <text:h text:style-name="Heading_20_2" text:outline-level="2"><text:span text:style-name="Strong_20_Emphasis">Part 6: File &amp; System Operations</text:span></text:h>
      <text:list text:style-name="L109">
        <text:list-item>
          <text:p text:style-name="P110">Creating/writing files: <text:span text:style-name="Source_20_Text">file()</text:span></text:p>
        </text:list-item>
        <text:list-item>
          <text:p text:style-name="P110">Deleting files: <text:span text:style-name="Source_20_Text">del()</text:span></text:p>
        </text:list-item>
        <text:list-item>
          <text:p text:style-name="P110">Running shell commands: <text:span text:style-name="Source_20_Text">bash()</text:span></text:p>
        </text:list-item>
        <text:list-item>
          <text:p text:style-name="P110">Checking exit codes</text:p>
        </text:list-item>
        <text:list-item>
          <text:p text:style-name="P110">File permissions</text:p>
        </text:list-item>
        <text:list-item>
          <text:p text:style-name="P110">Logging system operations</text:p>
        </text:list-item>
        <text:list-item>
          <text:p text:style-name="P110">Example: Task saving, directory listing, deletion</text:p>
        </text:list-item>
      </text:list>
      <text:p text:style-name="Horizontal_20_Line"/>
      <text:h text:style-name="Heading_20_2" text:outline-level="2"><text:span text:style-name="Strong_20_Emphasis">Part 7: Memory Management</text:span></text:h>
      <text:list text:style-name="L110">
        <text:list-item>
          <text:p text:style-name="P111">Allocating memory: <text:span text:style-name="Source_20_Text">alloc()</text:span></text:p>
        </text:list-item>
        <text:list-item>
          <text:p text:style-name="P111">Freeing memory: <text:span text:style-name="Source_20_Text">garbage()</text:span></text:p>
        </text:list-item>
        <text:list-item>
          <text:p text:style-name="P111">Arrays, structs, nested allocations</text:p>
        </text:list-item>
        <text:list-item>
          <text:p text:style-name="P111">Pointer safety and logging with <text:span text:style-name="Source_20_Text">outputp()</text:span></text:p>
        </text:list-item>
        <text:list-item>
          <text:p text:style-name="P111">Example: dynamic array of integers</text:p>
        </text:list-item>
        <text:list-item>
          <text:p text:style-name="P111">Best practices to avoid leaks</text:p>
        </text:list-item>
      </text:list>
      <text:p text:style-name="Horizontal_20_Line"/>
      <text:h text:style-name="Heading_20_2" text:outline-level="2"><text:span text:style-name="Strong_20_Emphasis">Part 8: Logging &amp; Debugging</text:span></text:h>
      <text:list text:style-name="L111">
        <text:list-item>
          <text:p text:style-name="P112">Logging functions: <text:span text:style-name="Source_20_Text">log()</text:span>, <text:span text:style-name="Source_20_Text">warnings()</text:span>, <text:span text:style-name="Source_20_Text">errors()</text:span></text:p>
        </text:list-item>
        <text:list-item>
          <text:p text:style-name="P112">Debugging pointers, floats, strings</text:p>
        </text:list-item>
        <text:list-item>
          <text:p text:style-name="P112">Conditional logging</text:p>
        </text:list-item>
        <text:list-item>
          <text:p text:style-name="P112">Integrating logs with memory and I/O</text:p>
        </text:list-item>
        <text:list-item>
          <text:p text:style-name="P112">Example: dynamic array debug workflow</text:p>
        </text:list-item>
        <text:list-item>
          <text:p text:style-name="P112">Best practices for structured debugging</text:p>
        </text:list-item>
      </text:list>
      <text:p text:style-name="Horizontal_20_Line"/>
      <text:h text:style-name="Heading_20_2" text:outline-level="2"><text:soft-page-break/><text:span text:style-name="Strong_20_Emphasis">Part 9: Timing &amp; Sleep</text:span></text:h>
      <text:list text:style-name="L112">
        <text:list-item>
          <text:p text:style-name="P113">Measuring time: <text:span text:style-name="Source_20_Text">millis()</text:span></text:p>
        </text:list-item>
        <text:list-item>
          <text:p text:style-name="P113">Pausing execution: <text:span text:style-name="Source_20_Text">sleeping(ms)</text:span></text:p>
        </text:list-item>
        <text:list-item>
          <text:p text:style-name="P113">Timing loops and performance profiling</text:p>
        </text:list-item>
        <text:list-item>
          <text:p text:style-name="P113">Integrating timing with logging and I/O</text:p>
        </text:list-item>
        <text:list-item>
          <text:p text:style-name="P113">Countdown and timed prompts</text:p>
        </text:list-item>
        <text:list-item>
          <text:p text:style-name="P113">Best practices for precision and efficiency</text:p>
        </text:list-item>
      </text:list>
      <text:p text:style-name="Horizontal_20_Line"/>
      <text:h text:style-name="Heading_20_2" text:outline-level="2"><text:span text:style-name="Strong_20_Emphasis">Part 10: Putting It All Together</text:span></text:h>
      <text:list text:style-name="L113">
        <text:list-item>
          <text:p text:style-name="P114">Complete program example: <text:span text:style-name="Strong_20_Emphasis">Simple Task Manager</text:span></text:p>
        </text:list-item>
        <text:list-item>
          <text:p text:style-name="P114">Combines all previous parts: types, flow, I/O, files, memory, logging, timing</text:p>
        </text:list-item>
        <text:list-item>
          <text:p text:style-name="P114">Dynamic task allocation</text:p>
        </text:list-item>
        <text:list-item>
          <text:p text:style-name="P114">User input, file saving, countdown timer</text:p>
        </text:list-item>
        <text:list-item>
          <text:p text:style-name="P114">Full cleanup and memory management</text:p>
        </text:list-item>
        <text:list-item>
          <text:p text:style-name="P114">Best practices for integrated programs</text:p>
        </text:list-item>
      </text:list>
      <text:p text:style-name="Horizontal_20_Line"/>
      <text:p text:style-name="P115">author : caleb dias pereira </text:p>
      <text:p text:style-name="P115">tel. number : +55 27 99998-6881</text:p>
      <text:p text:style-name="P115">github:A-creator-bi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8T10:24:41.255910441</meta:creation-date>
    <dc:date>2025-09-28T10:51:44.217219329</dc:date>
    <meta:editing-duration>PT11M56S</meta:editing-duration>
    <meta:editing-cycles>4</meta:editing-cycles>
    <meta:generator>LibreOffice/24.2.7.2$Linux_X86_64 LibreOffice_project/420$Build-2</meta:generator>
    <meta:document-statistic meta:table-count="4" meta:image-count="0" meta:object-count="0" meta:page-count="36" meta:paragraph-count="1063" meta:word-count="5481" meta:character-count="34816" meta:non-whitespace-character-count="29986"/>
  </office:meta>
</office:document-meta>
</file>